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007cm" fo:margin-left="-0.014cm" fo:margin-top="0cm" fo:margin-bottom="0cm" table:align="left" style:writing-mode="lr-tb"/>
    </style:style>
    <style:style style:name="Tabla1.A" style:family="table-column">
      <style:table-column-properties style:column-width="1.563cm"/>
    </style:style>
    <style:style style:name="Tabla1.B" style:family="table-column">
      <style:table-column-properties style:column-width="6.639cm"/>
    </style:style>
    <style:style style:name="Tabla1.C" style:family="table-column">
      <style:table-column-properties style:column-width="7.805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15" style:family="table-row">
      <style:table-row-properties style:min-row-height="0.616cm" fo:keep-together="auto"/>
    </style:style>
    <style:style style:name="Tabla2" style:family="table">
      <style:table-properties style:width="15.993cm" fo:margin-left="0cm" fo:margin-top="0cm" fo:margin-bottom="0cm" table:align="left" style:writing-mode="lr-tb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.24cm"/>
    </style:style>
    <style:style style:name="Tabla2.C" style:family="table-column">
      <style:table-column-properties style:column-width="7.502cm"/>
    </style:style>
    <style:style style:name="Tabla2.D" style:family="table-column">
      <style:table-column-properties style:column-width="3.249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2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5.993cm" fo:margin-left="0cm" fo:margin-top="0cm" fo:margin-bottom="0cm" table:align="left" style:writing-mode="lr-tb"/>
    </style:style>
    <style:style style:name="Tabla3.A" style:family="table-column">
      <style:table-column-properties style:column-width="4.022cm"/>
    </style:style>
    <style:style style:name="Tabla3.B" style:family="table-column">
      <style:table-column-properties style:column-width="1.221cm"/>
    </style:style>
    <style:style style:name="Tabla3.C" style:family="table-column">
      <style:table-column-properties style:column-width="7.502cm"/>
    </style:style>
    <style:style style:name="Tabla3.D" style:family="table-column">
      <style:table-column-properties style:column-width="3.24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3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6.007cm" fo:margin-left="0cm" fo:margin-top="0cm" fo:margin-bottom="0cm" table:align="left" style:writing-mode="lr-tb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1.221cm"/>
    </style:style>
    <style:style style:name="Tabla4.C" style:family="table-column">
      <style:table-column-properties style:column-width="7.502cm"/>
    </style:style>
    <style:style style:name="Tabla4.D" style:family="table-column">
      <style:table-column-properties style:column-width="3.263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4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4.19" style:family="table-row">
      <style:table-row-properties style:min-row-height="1.025cm" fo:keep-together="auto"/>
    </style:style>
    <style:style style:name="Tabla8" style:family="table">
      <style:table-properties style:width="15.993cm" fo:margin-left="0cm" fo:margin-top="0cm" fo:margin-bottom="0cm" table:align="left" style:writing-mode="lr-tb"/>
    </style:style>
    <style:style style:name="Tabla8.A" style:family="table-column">
      <style:table-column-properties style:column-width="4.022cm"/>
    </style:style>
    <style:style style:name="Tabla8.B" style:family="table-column">
      <style:table-column-properties style:column-width="1.221cm"/>
    </style:style>
    <style:style style:name="Tabla8.C" style:family="table-column">
      <style:table-column-properties style:column-width="7.502cm"/>
    </style:style>
    <style:style style:name="Tabla8.D" style:family="table-column">
      <style:table-column-properties style:column-width="3.249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8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8.11" style:family="table-row">
      <style:table-row-properties style:min-row-height="1.261cm" fo:keep-together="auto"/>
    </style:style>
    <style:style style:name="Tabla5" style:family="table">
      <style:table-properties style:width="15.993cm" fo:margin-left="0cm" fo:margin-top="0cm" fo:margin-bottom="0cm" table:align="left" style:writing-mode="lr-tb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1.221cm"/>
    </style:style>
    <style:style style:name="Tabla5.C" style:family="table-column">
      <style:table-column-properties style:column-width="7.502cm"/>
    </style:style>
    <style:style style:name="Tabla5.D" style:family="table-column">
      <style:table-column-properties style:column-width="3.249cm"/>
    </style:style>
    <style:style style:name="Tabla5.1" style:family="table-row">
      <style:table-row-properties style:min-row-height="0.529cm" fo:keep-together="auto"/>
    </style:style>
    <style:style style:name="Tabla5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5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.9" style:family="table-row">
      <style:table-row-properties style:min-row-height="5.904cm" fo:keep-together="auto"/>
    </style:style>
    <style:style style:name="Tabla5.18" style:family="table-row">
      <style:table-row-properties style:min-row-height="0.919cm" fo:keep-together="auto"/>
    </style:style>
    <style:style style:name="Tabla5.19" style:family="table-row">
      <style:table-row-properties style:min-row-height="1.824cm" fo:keep-together="auto"/>
    </style:style>
    <style:style style:name="Tabla9" style:family="table">
      <style:table-properties style:width="15.97cm" fo:margin-left="0.023cm" fo:margin-top="0cm" fo:margin-bottom="0cm" table:align="left" style:writing-mode="lr-tb"/>
    </style:style>
    <style:style style:name="Tabla9.A" style:family="table-column">
      <style:table-column-properties style:column-width="4.002cm"/>
    </style:style>
    <style:style style:name="Tabla9.B" style:family="table-column">
      <style:table-column-properties style:column-width="1.173cm"/>
    </style:style>
    <style:style style:name="Tabla9.C" style:family="table-column">
      <style:table-column-properties style:column-width="7.558cm"/>
    </style:style>
    <style:style style:name="Tabla9.D" style:family="table-column">
      <style:table-column-properties style:column-width="3.237cm"/>
    </style:style>
    <style:style style:name="Tabla9.1" style:family="table-row">
      <style:table-row-properties style:min-row-height="0.529cm" fo:keep-together="auto"/>
    </style:style>
    <style:style style:name="Tabla9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9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9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9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9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9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9.18" style:family="table-row">
      <style:table-row-properties style:min-row-height="1.656cm" fo:keep-together="auto"/>
    </style:style>
    <style:style style:name="Tabla7" style:family="table">
      <style:table-properties style:width="15.993cm" fo:margin-left="0cm" fo:margin-top="0cm" fo:margin-bottom="0cm" table:align="left" style:writing-mode="lr-tb"/>
    </style:style>
    <style:style style:name="Tabla7.A" style:family="table-column">
      <style:table-column-properties style:column-width="4.022cm"/>
    </style:style>
    <style:style style:name="Tabla7.B" style:family="table-column">
      <style:table-column-properties style:column-width="1.221cm"/>
    </style:style>
    <style:style style:name="Tabla7.C" style:family="table-column">
      <style:table-column-properties style:column-width="7.502cm"/>
    </style:style>
    <style:style style:name="Tabla7.D" style:family="table-column">
      <style:table-column-properties style:column-width="3.249cm"/>
    </style:style>
    <style:style style:name="Tabla7.1" style:family="table-row">
      <style:table-row-properties style:min-row-height="0.529cm" fo:keep-together="auto"/>
    </style:style>
    <style:style style:name="Tabla7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7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7.16" style:family="table-row">
      <style:table-row-properties style:min-row-height="2.794cm" fo:keep-together="auto"/>
    </style:style>
    <style:style style:name="P1" style:family="paragraph" style:parent-style-name="Header">
      <style:text-properties style:language-asian="es" style:country-asian="A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1f7915"/>
    </style:style>
    <style:style style:name="P4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2b5138"/>
    </style:style>
    <style:style style:name="P5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4a78d0"/>
    </style:style>
    <style:style style:name="P6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bb238e"/>
    </style:style>
    <style:style style:name="P7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cab1f9"/>
    </style:style>
    <style:style style:name="P8" style:family="paragraph" style:parent-style-name="Standard">
      <style:text-properties officeooo:paragraph-rsid="001f7915"/>
    </style:style>
    <style:style style:name="P9" style:family="paragraph" style:parent-style-name="Standard">
      <style:text-properties officeooo:paragraph-rsid="002b5138"/>
    </style:style>
    <style:style style:name="P10" style:family="paragraph" style:parent-style-name="Standard">
      <style:text-properties officeooo:paragraph-rsid="004a78d0"/>
    </style:style>
    <style:style style:name="P11" style:family="paragraph" style:parent-style-name="Standard">
      <style:text-properties officeooo:paragraph-rsid="00bb238e"/>
    </style:style>
    <style:style style:name="P12" style:family="paragraph" style:parent-style-name="Standard">
      <style:text-properties officeooo:paragraph-rsid="00c4adaf"/>
    </style:style>
    <style:style style:name="P13" style:family="paragraph" style:parent-style-name="Standard">
      <style:text-properties officeooo:paragraph-rsid="00cab1f9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38a25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38a25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156f38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1f7915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2b5138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1475f0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04a78d0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67b9cb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6cc39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75b467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8abe6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4d217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4efd20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a17d7e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a439ce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a59299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b3f076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bb238e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86884c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paragraph-rsid="00c4adaf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5a52ac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cab1f9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cc6320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cfa5d0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" style:language-asian="es" style:country-asian="AR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8a894c" style:font-name-asian="Times New Roman" style:language-asian="es" style:country-asian="AR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c4adaf" style:font-name-asian="Times New Roman" style:language-asian="es" style:country-asian="AR" style:font-name-complex="Calibri1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cab1f9" style:font-name-asian="Times New Roman" style:language-asian="es" style:country-asian="AR" style:font-name-complex="Calibri1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c4adaf" style:font-name-asian="Times New Roman" style:language-asian="es" style:country-asian="AR" style:font-name-complex="Calibri1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cab1f9" style:font-name-asian="Times New Roman" style:language-asian="es" style:country-asian="AR" style:font-name-complex="Calibri1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alibri" officeooo:paragraph-rsid="00cab1f9" style:font-name-asian="Times New Roman" style:language-asian="es" style:country-asian="AR" style:font-name-complex="Calibri1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082" officeooo:paragraph-rsid="00147082" style:font-name-asian="Times New Roman" style:language-asian="es" style:country-asian="AR" style:font-name-complex="Calibri1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475f0" style:font-name-asian="Times New Roman" style:language-asian="es" style:country-asian="AR" style:font-name-complex="Calibri1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f7915" style:font-name-asian="Times New Roman" style:language-asian="es" style:country-asian="AR" style:font-name-complex="Calibri1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156f38" style:font-name-asian="Times New Roman" style:language-asian="es" style:country-asian="AR" style:font-name-complex="Calibri1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4a78d0" style:font-name-asian="Times New Roman" style:language-asian="es" style:country-asian="AR" style:font-name-complex="Calibri1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c39a9" officeooo:paragraph-rsid="005c39a9" style:font-name-asian="Times New Roman" style:language-asian="es" style:country-asian="AR" style:font-name-complex="Calibri1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1cb62" officeooo:paragraph-rsid="0061cb62" style:font-name-asian="Times New Roman" style:language-asian="es" style:country-asian="AR" style:font-name-complex="Calibri1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56917" officeooo:paragraph-rsid="00656917" style:font-name-asian="Times New Roman" style:language-asian="es" style:country-asian="AR" style:font-name-complex="Calibri1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737c1e" style:font-name-asian="Times New Roman" style:language-asian="es" style:country-asian="AR" style:font-name-complex="Calibri1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bb238e" style:font-name-asian="Times New Roman" style:language-asian="es" style:country-asian="AR" style:font-name-complex="Calibri1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c4adaf" style:font-name-asian="Times New Roman" style:language-asian="es" style:country-asian="AR" style:font-name-complex="Calibri1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733de" officeooo:paragraph-rsid="008733de" style:font-name-asian="Times New Roman" style:language-asian="es" style:country-asian="AR" style:font-name-complex="Calibri1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be61" officeooo:paragraph-rsid="008abe61" style:font-name-asian="Times New Roman" style:language-asian="es" style:country-asian="AR" style:font-name-complex="Calibri1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9d5bdb" officeooo:paragraph-rsid="009d5bdb" style:font-name-asian="Times New Roman" style:language-asian="es" style:country-asian="AR" style:font-name-complex="Calibri1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17d7e" officeooo:paragraph-rsid="00a17d7e" style:font-name-asian="Times New Roman" style:language-asian="es" style:country-asian="AR" style:font-name-complex="Calibri1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337ad" officeooo:paragraph-rsid="00a337ad" style:font-name-asian="Times New Roman" style:language-asian="es" style:country-asian="AR" style:font-name-complex="Calibri1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c5b2f" officeooo:paragraph-rsid="00ac5b2f" style:font-name-asian="Times New Roman" style:language-asian="es" style:country-asian="AR" style:font-name-complex="Calibri1"/>
    </style:style>
    <style:style style:name="P7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style:font-name-asian="Times New Roman" style:language-asian="es" style:country-asian="AR" style:font-name-complex="Calibri1"/>
    </style:style>
    <style:style style:name="P7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officeooo:paragraph-rsid="00138a25" style:font-name-asian="Times New Roman" style:language-asian="es" style:country-asian="AR" style:font-name-complex="Calibri1"/>
    </style:style>
    <style:style style:name="P7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officeooo:paragraph-rsid="00c4adaf" style:font-name-asian="Times New Roman" style:language-asian="es" style:country-asian="AR" style:font-name-complex="Calibri1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38a25" officeooo:paragraph-rsid="0074dc11" style:font-name-asian="Times New Roman" style:language-asian="es" style:country-asian="AR" style:font-name-complex="Calibri1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bb238e" style:font-name-asian="Times New Roman" style:language-asian="es" style:country-asian="AR" style:font-name-complex="Calibri1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c4adaf" style:font-name-asian="Times New Roman" style:language-asian="es" style:country-asian="AR" style:font-name-complex="Calibri1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cab1f9" style:font-name-asian="Times New Roman" style:language-asian="es" style:country-asian="AR" style:font-name-complex="Calibri1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eb5e" officeooo:paragraph-rsid="00bb238e" style:font-name-asian="Times New Roman" style:language-asian="es" style:country-asian="AR" style:font-name-complex="Calibri1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a52ac" officeooo:paragraph-rsid="00156f38" style:font-name-asian="Times New Roman" style:language-asian="es" style:country-asian="AR" style:font-name-complex="Calibri1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91e88" officeooo:paragraph-rsid="00891e88" style:font-name-asian="Times New Roman" style:language-asian="es" style:country-asian="AR" style:font-name-complex="Calibri1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6091" officeooo:paragraph-rsid="004d2171" style:font-name-asian="Times New Roman" style:language-asian="es" style:country-asian="AR" style:font-name-complex="Calibri1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e9366" officeooo:paragraph-rsid="008e9366" style:font-name-asian="Times New Roman" style:language-asian="es" style:country-asian="AR" style:font-name-complex="Calibri1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2fd1c" officeooo:paragraph-rsid="00c2fd1c" style:font-name-asian="Times New Roman" style:language-asian="es" style:country-asian="AR" style:font-name-complex="Calibri1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4adaf" officeooo:paragraph-rsid="00c4adaf" style:font-name-asian="Times New Roman" style:language-asian="es" style:country-asian="AR" style:font-name-complex="Calibri1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86ea6" officeooo:paragraph-rsid="00c86ea6" style:font-name-asian="Times New Roman" style:language-asian="es" style:country-asian="AR" style:font-name-complex="Calibri1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86ea6" officeooo:paragraph-rsid="00cab1f9" style:font-name-asian="Times New Roman" style:language-asian="es" style:country-asian="AR" style:font-name-complex="Calibri1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967ba" officeooo:paragraph-rsid="00c967ba" style:font-name-asian="Times New Roman" style:language-asian="es" style:country-asian="AR" style:font-name-complex="Calibri1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967ba" officeooo:paragraph-rsid="00cab1f9" style:font-name-asian="Times New Roman" style:language-asian="es" style:country-asian="AR" style:font-name-complex="Calibri1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ab1f9" officeooo:paragraph-rsid="00cab1f9" style:font-name-asian="Times New Roman" style:language-asian="es" style:country-asian="AR" style:font-name-complex="Calibri1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c6320" officeooo:paragraph-rsid="00cc6320" style:font-name-asian="Times New Roman" style:language-asian="es" style:country-asian="AR" style:font-name-complex="Calibri1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fa5d0" officeooo:paragraph-rsid="00cfa5d0" style:font-name-asian="Times New Roman" style:language-asian="es" style:country-asian="AR" style:font-name-complex="Calibri1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bold" officeooo:rsid="00138a25" officeooo:paragraph-rsid="005c39a9" style:font-name-asian="Times New Roman" style:language-asian="es" style:country-asian="AR" style:font-weight-asian="bold" style:font-name-complex="Calibri1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normal" officeooo:rsid="00c67320" officeooo:paragraph-rsid="00cab1f9" style:font-name-asian="Times New Roman" style:language-asian="es" style:country-asian="AR" style:font-weight-asian="normal" style:font-name-complex="Calibri1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138a25" officeooo:paragraph-rsid="00138a25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officeooo:rsid="00147082" officeooo:paragraph-rsid="00147082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officeooo:rsid="00156f38" officeooo:paragraph-rsid="00156f38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fo:font-weight="normal" officeooo:rsid="00147082" officeooo:paragraph-rsid="00147082" style:font-weight-asian="normal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normal" style:font-weight-asian="normal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00%"/>
      <style:text-properties officeooo:rsid="0023addd" officeooo:paragraph-rsid="002b5138"/>
    </style:style>
    <style:style style:name="P105" style:family="paragraph" style:parent-style-name="Standard">
      <style:paragraph-properties fo:margin-top="0cm" fo:margin-bottom="0cm" loext:contextual-spacing="false" fo:line-height="100%"/>
      <style:text-properties officeooo:rsid="002b5138" officeooo:paragraph-rsid="002b5138"/>
    </style:style>
    <style:style style:name="P10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2b5138" officeooo:paragraph-rsid="002b5138"/>
    </style:style>
    <style:style style:name="P107" style:family="paragraph" style:parent-style-name="Standard">
      <style:paragraph-properties fo:margin-top="0cm" fo:margin-bottom="0cm" loext:contextual-spacing="false" fo:line-height="100%"/>
      <style:text-properties officeooo:rsid="0067b9cb" officeooo:paragraph-rsid="0067b9cb"/>
    </style:style>
    <style:style style:name="P108" style:family="paragraph" style:parent-style-name="Standard">
      <style:paragraph-properties fo:margin-top="0cm" fo:margin-bottom="0cm" loext:contextual-spacing="false" fo:line-height="100%"/>
      <style:text-properties fo:font-weight="bold" officeooo:paragraph-rsid="00156f38" style:font-weight-asian="bold" style:font-weight-complex="bold"/>
    </style:style>
    <style:style style:name="P109" style:family="paragraph" style:parent-style-name="Standard">
      <style:paragraph-properties fo:margin-top="0cm" fo:margin-bottom="0cm" loext:contextual-spacing="false" fo:line-height="100%"/>
      <style:text-properties officeooo:rsid="009d5bdb" officeooo:paragraph-rsid="009d5bdb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officeooo:rsid="00c2fd1c" officeooo:paragraph-rsid="00c2fd1c"/>
    </style:style>
    <style:style style:name="P111" style:family="paragraph" style:parent-style-name="Standard">
      <style:paragraph-properties fo:margin-top="0cm" fo:margin-bottom="0cm" loext:contextual-spacing="false" fo:line-height="100%"/>
      <style:text-properties officeooo:rsid="00c4adaf" officeooo:paragraph-rsid="00c4adaf"/>
    </style:style>
    <style:style style:name="P112" style:family="paragraph" style:parent-style-name="Standard">
      <style:paragraph-properties fo:margin-top="0cm" fo:margin-bottom="0cm" loext:contextual-spacing="false" fo:line-height="100%"/>
      <style:text-properties officeooo:rsid="00c67320" officeooo:paragraph-rsid="00c67320"/>
    </style:style>
    <style:style style:name="P1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411161" officeooo:paragraph-rsid="00411161"/>
    </style:style>
    <style:style style:name="P114" style:family="paragraph" style:parent-style-name="Standard">
      <style:paragraph-properties fo:margin-top="0cm" fo:margin-bottom="0cm" loext:contextual-spacing="false" fo:line-height="100%"/>
      <style:text-properties officeooo:rsid="00cc6320" officeooo:paragraph-rsid="00cc6320"/>
    </style:style>
    <style:style style:name="P1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cfa5d0" officeooo:paragraph-rsid="00cfa5d0"/>
    </style:style>
    <style:style style:name="P116" style:family="paragraph" style:parent-style-name="Heading_20_1">
      <style:paragraph-properties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17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18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1f7915"/>
    </style:style>
    <style:style style:name="P119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2b5138"/>
    </style:style>
    <style:style style:name="P120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4a78d0"/>
    </style:style>
    <style:style style:name="P121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bb238e"/>
    </style:style>
    <style:style style:name="P122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c4adaf"/>
    </style:style>
    <style:style style:name="P123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cab1f9"/>
    </style:style>
    <style:style style:name="P124" style:family="paragraph" style:parent-style-name="List_20_Paragraph">
      <style:paragraph-properties fo:margin-left="0cm" fo:margin-right="0cm" fo:text-indent="0cm" style:auto-text-indent="false"/>
      <style:text-properties fo:font-size="11pt" officeooo:paragraph-rsid="0083df3e" style:font-size-asian="11pt" style:font-size-complex="11pt"/>
    </style:style>
    <style:style style:name="P125" style:family="paragraph" style:parent-style-name="List_20_Paragraph">
      <style:paragraph-properties fo:margin-left="0cm" fo:margin-right="0cm" fo:text-indent="0cm" style:auto-text-indent="false"/>
      <style:text-properties fo:font-size="11pt" officeooo:rsid="0083df3e" officeooo:paragraph-rsid="0083df3e" style:font-size-asian="11pt" style:font-size-complex="11pt"/>
    </style:style>
    <style:style style:name="P126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a9067" officeooo:paragraph-rsid="009a9067" style:font-name-asian="Times New Roman" style:font-size-asian="11pt" style:language-asian="es" style:country-asian="AR" style:font-name-complex="Calibri1" style:font-size-complex="11pt"/>
    </style:style>
    <style:style style:name="P127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c828e" officeooo:paragraph-rsid="009c828e" style:font-name-asian="Times New Roman" style:font-size-asian="11pt" style:language-asian="es" style:country-asian="AR" style:font-name-complex="Calibri1" style:font-size-complex="11pt"/>
    </style:style>
    <style:style style:name="P128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officeooo:rsid="009c828e" officeooo:paragraph-rsid="009c828e"/>
    </style:style>
    <style:style style:name="P129" style:family="paragraph" style:parent-style-name="Heading_20_1" style:master-page-name="Standard">
      <style:paragraph-properties style:page-number="auto"/>
      <style:text-properties style:use-window-font-color="true" style:text-underline-style="solid" style:text-underline-width="auto" style:text-underline-color="font-color"/>
    </style:style>
    <style:style style:name="P130" style:family="paragraph" style:parent-style-name="List_20_Paragraph" style:list-style-name="L3">
      <style:text-properties fo:font-size="11pt" officeooo:rsid="00039fe8" officeooo:paragraph-rsid="007922c2" style:font-size-asian="11pt" style:font-size-complex="11pt"/>
    </style:style>
    <style:style style:name="P131" style:family="paragraph" style:parent-style-name="List_20_Paragraph" style:list-style-name="L5">
      <style:text-properties fo:font-size="11pt" officeooo:rsid="00039fe8" officeooo:paragraph-rsid="00c2fd1c" style:font-size-asian="11pt" style:font-size-complex="11pt"/>
    </style:style>
    <style:style style:name="P132" style:family="paragraph" style:parent-style-name="List_20_Paragraph" style:list-style-name="L3">
      <style:text-properties fo:font-size="11pt" officeooo:rsid="007922c2" officeooo:paragraph-rsid="007bafc5" style:font-size-asian="11pt" style:font-size-complex="11pt"/>
    </style:style>
    <style:style style:name="P133" style:family="paragraph" style:parent-style-name="List_20_Paragraph" style:list-style-name="L5">
      <style:text-properties fo:font-size="11pt" officeooo:rsid="007922c2" officeooo:paragraph-rsid="00c2fd1c" style:font-size-asian="11pt" style:font-size-complex="11pt"/>
    </style:style>
    <style:style style:name="P134" style:family="paragraph" style:parent-style-name="List_20_Paragraph" style:list-style-name="L3">
      <style:text-properties fo:font-size="11pt" officeooo:paragraph-rsid="007922c2" style:font-size-asian="11pt" style:font-size-complex="11pt"/>
    </style:style>
    <style:style style:name="P135" style:family="paragraph" style:parent-style-name="List_20_Paragraph" style:list-style-name="L4">
      <style:text-properties fo:font-size="11pt" officeooo:rsid="0083df3e" officeooo:paragraph-rsid="0083df3e" style:font-size-asian="11pt" style:font-size-complex="11pt"/>
    </style:style>
    <style:style style:name="P136" style:family="paragraph" style:parent-style-name="List_20_Paragraph" style:list-style-name="L5">
      <style:text-properties fo:font-size="11pt" officeooo:paragraph-rsid="00c2fd1c" style:font-size-asian="11pt" style:font-size-complex="11pt"/>
    </style:style>
    <style:style style:name="P137" style:family="paragraph" style:parent-style-name="List_20_Paragraph" style:list-style-name="L5">
      <style:text-properties fo:font-size="11pt" officeooo:rsid="00c2fd1c" officeooo:paragraph-rsid="00c2fd1c" style:font-size-asian="11pt" style:font-size-complex="11pt"/>
    </style:style>
    <style:style style:name="P138" style:family="paragraph" style:parent-style-name="List_20_Paragraph" style:list-style-name="L5">
      <style:paragraph-properties fo:margin-left="0cm" fo:margin-right="0cm" fo:text-indent="0cm" style:auto-text-indent="false"/>
      <style:text-properties fo:font-size="11pt" officeooo:rsid="00c2fd1c" officeooo:paragraph-rsid="00c2fd1c" style:font-size-asian="11pt" style:font-size-complex="11pt"/>
    </style:style>
    <style:style style:name="P139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2e8d" officeooo:paragraph-rsid="00922e8d" style:font-name-asian="Times New Roman" style:font-size-asian="11pt" style:language-asian="es" style:country-asian="AR" style:font-name-complex="Calibri1" style:font-size-complex="11pt"/>
    </style:style>
    <style:style style:name="P140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acf0" officeooo:paragraph-rsid="0092acf0" style:font-name-asian="Times New Roman" style:font-size-asian="11pt" style:language-asian="es" style:country-asian="AR" style:font-name-complex="Calibri1" style:font-size-complex="11pt"/>
    </style:style>
    <style:style style:name="P141" style:family="paragraph" style:parent-style-name="Standard" style:list-style-name="L5">
      <style:text-properties fo:font-size="11pt" officeooo:rsid="00039fe8" officeooo:paragraph-rsid="00c2fd1c" style:font-size-asian="11pt" style:font-size-complex="11pt"/>
    </style:style>
    <style:style style:name="P142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Calibri" officeooo:rsid="002eac85" officeooo:paragraph-rsid="005e1aa1" style:font-name-asian="Times New Roman" style:language-asian="es" style:country-asian="AR" style:font-name-complex="Calibri1"/>
    </style:style>
    <style:style style:name="P143" style:family="paragraph" style:parent-style-name="Standard" style:list-style-name="L6">
      <style:paragraph-properties fo:margin-top="0cm" fo:margin-bottom="0cm" loext:contextual-spacing="false" fo:line-height="100%"/>
      <style:text-properties fo:color="#000000" style:font-name="Calibri" officeooo:rsid="002eac85" officeooo:paragraph-rsid="002eac85" style:font-name-asian="Times New Roman" style:language-asian="es" style:country-asian="AR" style:font-name-complex="Calibri1"/>
    </style:style>
    <style:style style:name="P144" style:family="paragraph" style:parent-style-name="Standard" style:list-style-name="L8">
      <style:paragraph-properties fo:margin-top="0cm" fo:margin-bottom="0cm" loext:contextual-spacing="false" fo:line-height="100%"/>
      <style:text-properties fo:color="#000000" style:font-name="Calibri" officeooo:rsid="002eac85" officeooo:paragraph-rsid="00bb238e" style:font-name-asian="Times New Roman" style:language-asian="es" style:country-asian="AR" style:font-name-complex="Calibri1"/>
    </style:style>
    <style:style style:name="P145" style:family="paragraph" style:parent-style-name="Standard" style:list-style-name="L11">
      <style:paragraph-properties fo:margin-top="0cm" fo:margin-bottom="0cm" loext:contextual-spacing="false" fo:line-height="100%"/>
      <style:text-properties fo:color="#000000" style:font-name="Calibri" officeooo:rsid="002eac85" officeooo:paragraph-rsid="00c4adaf" style:font-name-asian="Times New Roman" style:language-asian="es" style:country-asian="AR" style:font-name-complex="Calibri1"/>
    </style:style>
    <style:style style:name="P146" style:family="paragraph" style:parent-style-name="Standard" style:list-style-name="L13">
      <style:paragraph-properties fo:margin-top="0cm" fo:margin-bottom="0cm" loext:contextual-spacing="false" fo:line-height="100%"/>
      <style:text-properties fo:color="#000000" style:font-name="Calibri" officeooo:rsid="002eac85" officeooo:paragraph-rsid="00cab1f9" style:font-name-asian="Times New Roman" style:language-asian="es" style:country-asian="AR" style:font-name-complex="Calibri1"/>
    </style:style>
    <style:style style:name="P14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d0e564" officeooo:paragraph-rsid="00d0e564" style:font-name-asian="Times New Roman" style:language-asian="es" style:country-asian="AR" style:font-name-complex="Calibri1"/>
    </style:style>
    <style:style style:name="P1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alibri" officeooo:paragraph-rsid="00c4adaf" style:font-name-asian="Times New Roman" style:language-asian="es" style:country-asian="AR" style:font-name-complex="Calibri1"/>
    </style:style>
    <style:style style:name="P14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d22914" officeooo:paragraph-rsid="00d22914" style:font-name-asian="Times New Roman" style:language-asian="es" style:country-asian="AR" style:font-name-complex="Calibri1"/>
    </style:style>
    <style:style style:name="P15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56917" officeooo:paragraph-rsid="00d2ca87" style:font-name-asian="Times New Roman" style:language-asian="es" style:country-asian="AR" style:font-name-complex="Calibri1"/>
    </style:style>
    <style:style style:name="P15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d2ca87" officeooo:paragraph-rsid="00d2ca87" style:font-name-asian="Times New Roman" style:language-asian="es" style:country-asian="AR" style:font-name-complex="Calibri1"/>
    </style:style>
    <style:style style:name="P152" style:family="paragraph" style:parent-style-name="Standard" style:list-style-name="L4">
      <style:paragraph-properties fo:margin-top="0cm" fo:margin-bottom="0cm" loext:contextual-spacing="false" fo:line-height="100%"/>
      <style:text-properties fo:color="#000000" style:font-name="Calibri" fo:font-size="11pt" officeooo:rsid="00d844d4" officeooo:paragraph-rsid="00d96f5e" style:font-name-asian="Times New Roman" style:font-size-asian="11pt" style:language-asian="es" style:country-asian="AR" style:font-name-complex="Calibri1" style:font-size-complex="11pt"/>
    </style:style>
    <style:style style:name="P153" style:family="paragraph" style:parent-style-name="Standard" style:list-style-name="L2">
      <style:paragraph-properties fo:margin-top="0cm" fo:margin-bottom="0cm" loext:contextual-spacing="false" fo:line-height="100%"/>
      <style:text-properties officeooo:paragraph-rsid="00660ce9"/>
    </style:style>
    <style:style style:name="P154" style:family="paragraph" style:parent-style-name="Standard" style:list-style-name="L7">
      <style:paragraph-properties fo:margin-top="0cm" fo:margin-bottom="0cm" loext:contextual-spacing="false" fo:line-height="100%"/>
      <style:text-properties officeooo:paragraph-rsid="00bb238e"/>
    </style:style>
    <style:style style:name="P155" style:family="paragraph" style:parent-style-name="Standard" style:list-style-name="L9">
      <style:paragraph-properties fo:margin-top="0cm" fo:margin-bottom="0cm" loext:contextual-spacing="false" fo:line-height="100%"/>
      <style:text-properties officeooo:paragraph-rsid="004a78d0"/>
    </style:style>
    <style:style style:name="P156" style:family="paragraph" style:parent-style-name="Standard">
      <style:paragraph-properties fo:margin-top="0cm" fo:margin-bottom="0cm" loext:contextual-spacing="false" fo:line-height="100%"/>
      <style:text-properties officeooo:paragraph-rsid="00d0e564"/>
    </style:style>
    <style:style style:name="P157" style:family="paragraph" style:parent-style-name="Standard">
      <style:paragraph-properties fo:margin-top="0cm" fo:margin-bottom="0cm" loext:contextual-spacing="false" fo:line-height="100%"/>
      <style:text-properties officeooo:paragraph-rsid="00d2ca87"/>
    </style:style>
    <style:style style:name="P158" style:family="paragraph" style:parent-style-name="Standard">
      <style:paragraph-properties fo:margin-top="0cm" fo:margin-bottom="0cm" loext:contextual-spacing="false" fo:line-height="100%"/>
      <style:text-properties officeooo:paragraph-rsid="00d5636a"/>
    </style:style>
    <style:style style:name="P159" style:family="paragraph" style:parent-style-name="Standard">
      <style:paragraph-properties fo:margin-top="0cm" fo:margin-bottom="0cm" loext:contextual-spacing="false" fo:line-height="100%"/>
      <style:text-properties officeooo:paragraph-rsid="001475f0"/>
    </style:style>
    <style:style style:name="P160" style:family="paragraph" style:parent-style-name="Standard">
      <style:paragraph-properties fo:margin-top="0cm" fo:margin-bottom="0cm" loext:contextual-spacing="false" fo:line-height="100%"/>
      <style:text-properties officeooo:paragraph-rsid="008733de"/>
    </style:style>
    <style:style style:name="P161" style:family="paragraph" style:parent-style-name="Standard">
      <style:paragraph-properties fo:margin-top="0cm" fo:margin-bottom="0cm" loext:contextual-spacing="false" fo:line-height="100%"/>
      <style:text-properties officeooo:paragraph-rsid="00bb238e"/>
    </style:style>
    <style:style style:name="P162" style:family="paragraph" style:parent-style-name="Standard">
      <style:paragraph-properties fo:margin-top="0cm" fo:margin-bottom="0cm" loext:contextual-spacing="false" fo:line-height="100%"/>
      <style:text-properties officeooo:paragraph-rsid="00d844d4"/>
    </style:style>
    <style:style style:name="P163" style:family="paragraph" style:parent-style-name="Standard" style:list-style-name="L10">
      <style:paragraph-properties fo:margin-top="0cm" fo:margin-bottom="0cm" loext:contextual-spacing="false" fo:line-height="100%"/>
      <style:text-properties officeooo:paragraph-rsid="00d86316"/>
    </style:style>
    <style:style style:name="P164" style:family="paragraph" style:parent-style-name="Standard" style:list-style-name="L4">
      <style:paragraph-properties fo:margin-top="0cm" fo:margin-bottom="0cm" loext:contextual-spacing="false" fo:line-height="100%"/>
      <style:text-properties officeooo:paragraph-rsid="00d96f5e"/>
    </style:style>
    <style:style style:name="P165" style:family="paragraph" style:parent-style-name="Standard">
      <style:paragraph-properties fo:margin-top="0cm" fo:margin-bottom="0cm" loext:contextual-spacing="false" fo:line-height="100%"/>
      <style:text-properties officeooo:paragraph-rsid="00d98b68"/>
    </style:style>
    <style:style style:name="P166" style:family="paragraph" style:parent-style-name="Standard" style:list-style-name="L7">
      <style:paragraph-properties fo:margin-top="0cm" fo:margin-bottom="0cm" loext:contextual-spacing="false" fo:line-height="100%"/>
      <style:text-properties officeooo:rsid="00882c25" officeooo:paragraph-rsid="00bb238e"/>
    </style:style>
    <style:style style:name="P167" style:family="paragraph" style:parent-style-name="Standard" style:list-style-name="L4">
      <style:paragraph-properties fo:margin-top="0cm" fo:margin-bottom="0cm" loext:contextual-spacing="false" fo:line-height="100%"/>
      <style:text-properties officeooo:rsid="00882c25" officeooo:paragraph-rsid="00d96f5e"/>
    </style:style>
    <style:style style:name="P168" style:family="paragraph" style:parent-style-name="Standard" style:list-style-name="L7">
      <style:paragraph-properties fo:margin-top="0cm" fo:margin-bottom="0cm" loext:contextual-spacing="false" fo:line-height="100%"/>
      <style:text-properties officeooo:rsid="008a4ed3" officeooo:paragraph-rsid="00bb238e"/>
    </style:style>
    <style:style style:name="P169" style:family="paragraph" style:parent-style-name="Standard" style:list-style-name="L4">
      <style:paragraph-properties fo:margin-top="0cm" fo:margin-bottom="0cm" loext:contextual-spacing="false" fo:line-height="100%"/>
      <style:text-properties officeooo:rsid="008a4ed3" officeooo:paragraph-rsid="00d96f5e"/>
    </style:style>
    <style:style style:name="P170" style:family="paragraph" style:parent-style-name="Standard" style:list-style-name="L12">
      <style:paragraph-properties fo:margin-top="0cm" fo:margin-bottom="0cm" loext:contextual-spacing="false" fo:line-height="100%"/>
      <style:text-properties officeooo:rsid="008a4ed3" officeooo:paragraph-rsid="00db9429"/>
    </style:style>
    <style:style style:name="P171" style:family="paragraph" style:parent-style-name="Standard" style:list-style-name="L10">
      <style:paragraph-properties fo:margin-top="0cm" fo:margin-bottom="0cm" loext:contextual-spacing="false" fo:line-height="100%"/>
      <style:text-properties officeooo:rsid="00c67320" officeooo:paragraph-rsid="00c67320"/>
    </style:style>
    <style:style style:name="P172" style:family="paragraph" style:parent-style-name="Standard" style:list-style-name="L12">
      <style:paragraph-properties fo:margin-top="0cm" fo:margin-bottom="0cm" loext:contextual-spacing="false" fo:line-height="100%"/>
      <style:text-properties officeooo:rsid="00cab1f9" officeooo:paragraph-rsid="00cab1f9"/>
    </style:style>
    <style:style style:name="P173" style:family="paragraph" style:parent-style-name="Standard" style:list-style-name="L12">
      <style:paragraph-properties fo:margin-top="0cm" fo:margin-bottom="0cm" loext:contextual-spacing="false" fo:line-height="100%"/>
      <style:text-properties officeooo:rsid="00cab1f9" officeooo:paragraph-rsid="00cc6320"/>
    </style:style>
    <style:style style:name="P174" style:family="paragraph" style:parent-style-name="Standard" style:list-style-name="L12">
      <style:paragraph-properties fo:margin-top="0cm" fo:margin-bottom="0cm" loext:contextual-spacing="false" fo:line-height="100%"/>
      <style:text-properties officeooo:rsid="00cc6320" officeooo:paragraph-rsid="00cc6320"/>
    </style:style>
    <style:style style:name="P175" style:family="paragraph" style:parent-style-name="Standard">
      <style:paragraph-properties fo:margin-top="0cm" fo:margin-bottom="0cm" loext:contextual-spacing="false" fo:line-height="100%"/>
      <style:text-properties officeooo:rsid="002b5138" officeooo:paragraph-rsid="002b5138"/>
    </style:style>
    <style:style style:name="P17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d0e564" officeooo:paragraph-rsid="00d0e564"/>
    </style:style>
    <style:style style:name="P177" style:family="paragraph" style:parent-style-name="Standard">
      <style:paragraph-properties fo:margin-top="0cm" fo:margin-bottom="0cm" loext:contextual-spacing="false" fo:line-height="100%"/>
      <style:text-properties officeooo:rsid="00d22914" officeooo:paragraph-rsid="00d22914"/>
    </style:style>
    <style:style style:name="P178" style:family="paragraph" style:parent-style-name="Standard">
      <style:paragraph-properties fo:margin-top="0cm" fo:margin-bottom="0cm" loext:contextual-spacing="false" fo:line-height="100%"/>
      <style:text-properties officeooo:rsid="0028d40d" officeooo:paragraph-rsid="00d2ca87"/>
    </style:style>
    <style:style style:name="P179" style:family="paragraph" style:parent-style-name="Standard">
      <style:paragraph-properties fo:margin-top="0cm" fo:margin-bottom="0cm" loext:contextual-spacing="false" fo:line-height="100%"/>
      <style:text-properties officeooo:rsid="0041485e" officeooo:paragraph-rsid="00d2ca87"/>
    </style:style>
    <style:style style:name="P180" style:family="paragraph" style:parent-style-name="Standard">
      <style:paragraph-properties fo:margin-top="0cm" fo:margin-bottom="0cm" loext:contextual-spacing="false" fo:line-height="100%"/>
      <style:text-properties officeooo:rsid="00d42e8d" officeooo:paragraph-rsid="00d42e8d"/>
    </style:style>
    <style:style style:name="P181" style:family="paragraph" style:parent-style-name="Standard">
      <style:paragraph-properties fo:margin-top="0cm" fo:margin-bottom="0cm" loext:contextual-spacing="false" fo:line-height="100%"/>
      <style:text-properties officeooo:rsid="00d5636a" officeooo:paragraph-rsid="00d5636a"/>
    </style:style>
    <style:style style:name="P182" style:family="paragraph" style:parent-style-name="Standard" style:list-style-name="L7">
      <style:paragraph-properties fo:margin-top="0cm" fo:margin-bottom="0cm" loext:contextual-spacing="false" fo:line-height="100%"/>
      <style:text-properties officeooo:rsid="00d844d4" officeooo:paragraph-rsid="00d844d4"/>
    </style:style>
    <style:style style:name="P183" style:family="paragraph" style:parent-style-name="Standard" style:list-style-name="L4">
      <style:paragraph-properties fo:margin-top="0cm" fo:margin-bottom="0cm" loext:contextual-spacing="false" fo:line-height="100%"/>
      <style:text-properties officeooo:rsid="00d844d4" officeooo:paragraph-rsid="00d96f5e"/>
    </style:style>
    <style:style style:name="P184" style:family="paragraph" style:parent-style-name="Standard">
      <style:paragraph-properties fo:margin-top="0cm" fo:margin-bottom="0cm" loext:contextual-spacing="false" fo:line-height="100%"/>
      <style:text-properties officeooo:rsid="008c3ef9" officeooo:paragraph-rsid="008c3ef9"/>
    </style:style>
    <style:style style:name="P185" style:family="paragraph" style:parent-style-name="Standard">
      <style:paragraph-properties fo:margin-top="0cm" fo:margin-bottom="0cm" loext:contextual-spacing="false" fo:line-height="100%"/>
      <style:text-properties officeooo:rsid="00d96f5e" officeooo:paragraph-rsid="00d96f5e"/>
    </style:style>
    <style:style style:name="P186" style:family="paragraph" style:parent-style-name="Standard">
      <style:paragraph-properties fo:margin-top="0cm" fo:margin-bottom="0cm" loext:contextual-spacing="false" fo:line-height="100%"/>
      <style:text-properties officeooo:rsid="00db9429" officeooo:paragraph-rsid="00db9429"/>
    </style:style>
    <style:style style:name="P187" style:family="paragraph" style:parent-style-name="Standard">
      <style:paragraph-properties fo:margin-top="0.101cm" fo:margin-bottom="0.101cm" loext:contextual-spacing="false" fo:line-height="100%"/>
      <style:text-properties officeooo:paragraph-rsid="00d86316"/>
    </style:style>
    <style:style style:name="P188" style:family="paragraph" style:parent-style-name="Standard">
      <style:paragraph-properties fo:margin-top="0.503cm" fo:margin-bottom="0.503cm" loext:contextual-spacing="false" fo:line-height="100%"/>
      <style:text-properties fo:color="#000000" style:font-name="Calibri" officeooo:paragraph-rsid="00c4adaf" style:font-name-asian="Times New Roman" style:language-asian="es" style:country-asian="AR" style:font-name-complex="Calibri1"/>
    </style:style>
    <style:style style:name="P189" style:family="paragraph" style:parent-style-name="Table_20_Contents" style:list-style-name="L14">
      <style:paragraph-properties fo:margin-top="0cm" fo:margin-bottom="0cm" loext:contextual-spacing="false" fo:line-height="100%" fo:text-align="start" style:justify-single-word="false"/>
      <style:text-properties officeooo:rsid="008c3ef9" officeooo:paragraph-rsid="00d86316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T3" style:family="text">
      <style:text-properties fo:color="#000000" style:font-name="Calibri" fo:font-weight="bold" officeooo:rsid="00138a25" style:font-name-asian="Times New Roman" style:language-asian="es" style:country-asian="AR" style:font-weight-asian="bold" style:font-name-complex="Calibri1" style:font-weight-complex="bold"/>
    </style:style>
    <style:style style:name="T4" style:family="text">
      <style:text-properties fo:color="#000000" style:font-name="Calibri" fo:font-weight="bold" officeooo:rsid="001e46a6" style:font-name-asian="Times New Roman" style:language-asian="es" style:country-asian="AR" style:font-weight-asian="bold" style:font-name-complex="Calibri1" style:font-weight-complex="bold"/>
    </style:style>
    <style:style style:name="T5" style:family="text">
      <style:text-properties fo:color="#000000" style:font-name="Calibri" fo:font-weight="bold" officeooo:rsid="002b5138" style:font-name-asian="Times New Roman" style:language-asian="es" style:country-asian="AR" style:font-weight-asian="bold" style:font-name-complex="Calibri1" style:font-weight-complex="bold"/>
    </style:style>
    <style:style style:name="T6" style:family="text">
      <style:text-properties fo:color="#000000" style:font-name="Calibri" fo:font-weight="bold" officeooo:rsid="004a78d0" style:font-name-asian="Times New Roman" style:language-asian="es" style:country-asian="AR" style:font-weight-asian="bold" style:font-name-complex="Calibri1" style:font-weight-complex="bold"/>
    </style:style>
    <style:style style:name="T7" style:family="text">
      <style:text-properties fo:color="#000000" style:font-name="Calibri" fo:font-weight="bold" officeooo:rsid="0061cb62" style:font-name-asian="Times New Roman" style:language-asian="es" style:country-asian="AR" style:font-weight-asian="bold" style:font-name-complex="Calibri1" style:font-weight-complex="bold"/>
    </style:style>
    <style:style style:name="T8" style:family="text">
      <style:text-properties fo:color="#000000" style:font-name="Calibri" fo:font-weight="bold" officeooo:rsid="005a52ac" style:font-name-asian="Times New Roman" style:language-asian="es" style:country-asian="AR" style:font-weight-asian="bold" style:font-name-complex="Calibri1" style:font-weight-complex="bold"/>
    </style:style>
    <style:style style:name="T9" style:family="text">
      <style:text-properties fo:color="#000000" style:font-name="Calibri" fo:font-weight="bold" officeooo:rsid="00732a2b" style:font-name-asian="Times New Roman" style:language-asian="es" style:country-asian="AR" style:font-weight-asian="bold" style:font-name-complex="Calibri1" style:font-weight-complex="bold"/>
    </style:style>
    <style:style style:name="T10" style:family="text">
      <style:text-properties fo:color="#000000" style:font-name="Calibri" fo:font-weight="bold" officeooo:rsid="0088c675" style:font-name-asian="Times New Roman" style:language-asian="es" style:country-asian="AR" style:font-weight-asian="bold" style:font-name-complex="Calibri1" style:font-weight-complex="bold"/>
    </style:style>
    <style:style style:name="T11" style:family="text">
      <style:text-properties fo:color="#000000" style:font-name="Calibri" fo:font-weight="bold" officeooo:rsid="0083b053" style:font-name-asian="Times New Roman" style:language-asian="es" style:country-asian="AR" style:font-weight-asian="bold" style:font-name-complex="Calibri1" style:font-weight-complex="bold"/>
    </style:style>
    <style:style style:name="T12" style:family="text">
      <style:text-properties fo:color="#000000" style:font-name="Calibri" fo:font-weight="bold" officeooo:rsid="0083365c" style:font-name-asian="Times New Roman" style:language-asian="es" style:country-asian="AR" style:font-weight-asian="bold" style:font-name-complex="Calibri1" style:font-weight-complex="bold"/>
    </style:style>
    <style:style style:name="T13" style:family="text">
      <style:text-properties fo:color="#000000" style:font-name="Calibri" fo:font-weight="bold" officeooo:rsid="008beb5e" style:font-name-asian="Times New Roman" style:language-asian="es" style:country-asian="AR" style:font-weight-asian="bold" style:font-name-complex="Calibri1" style:font-weight-complex="bold"/>
    </style:style>
    <style:style style:name="T14" style:family="text">
      <style:text-properties fo:color="#000000" style:font-name="Calibri" fo:font-weight="bold" officeooo:rsid="00c4adaf" style:font-name-asian="Times New Roman" style:language-asian="es" style:country-asian="AR" style:font-weight-asian="bold" style:font-name-complex="Calibri1" style:font-weight-complex="bold"/>
    </style:style>
    <style:style style:name="T15" style:family="text">
      <style:text-properties fo:color="#000000" style:font-name="Calibri" fo:font-weight="bold" officeooo:rsid="00cab1f9" style:font-name-asian="Times New Roman" style:language-asian="es" style:country-asian="AR" style:font-weight-asian="bold" style:font-name-complex="Calibri1" style:font-weight-complex="bold"/>
    </style:style>
    <style:style style:name="T16" style:family="text">
      <style:text-properties fo:color="#000000" style:font-name="Calibri" fo:font-weight="bold" officeooo:rsid="00cfa5d0" style:font-name-asian="Times New Roman" style:language-asian="es" style:country-asian="AR" style:font-weight-asian="bold" style:font-name-complex="Calibri1" style:font-weight-complex="bold"/>
    </style:style>
    <style:style style:name="T17" style:family="text">
      <style:text-properties fo:color="#000000" style:font-name="Calibri" fo:font-weight="bold" officeooo:rsid="00d86316" style:font-name-asian="Times New Roman" style:language-asian="es" style:country-asian="AR" style:font-weight-asian="bold" style:font-name-complex="Calibri1" style:font-weight-complex="bold"/>
    </style:style>
    <style:style style:name="T18" style:family="text">
      <style:text-properties fo:color="#000000" style:font-name="Calibri" fo:font-weight="bold" officeooo:rsid="00c67320" style:font-name-asian="Times New Roman" style:language-asian="es" style:country-asian="AR" style:font-weight-asian="bold" style:font-name-complex="Calibri1" style:font-weight-complex="bold"/>
    </style:style>
    <style:style style:name="T19" style:family="text">
      <style:text-properties fo:color="#000000" style:font-name="Calibri" style:font-name-asian="Times New Roman" style:language-asian="es" style:country-asian="AR" style:font-name-complex="Calibri1"/>
    </style:style>
    <style:style style:name="T20" style:family="text">
      <style:text-properties fo:color="#000000" style:font-name="Calibri" officeooo:rsid="00138a25" style:font-name-asian="Times New Roman" style:language-asian="es" style:country-asian="AR" style:font-name-complex="Calibri1"/>
    </style:style>
    <style:style style:name="T21" style:family="text">
      <style:text-properties fo:color="#000000" style:font-name="Calibri" officeooo:rsid="00156f38" style:font-name-asian="Times New Roman" style:language-asian="es" style:country-asian="AR" style:font-name-complex="Calibri1"/>
    </style:style>
    <style:style style:name="T22" style:family="text">
      <style:text-properties fo:color="#000000" style:font-name="Calibri" officeooo:rsid="001475f0" style:font-name-asian="Times New Roman" style:language-asian="es" style:country-asian="AR" style:font-name-complex="Calibri1"/>
    </style:style>
    <style:style style:name="T23" style:family="text">
      <style:text-properties fo:color="#000000" style:font-name="Calibri" officeooo:rsid="0022d16f" style:font-name-asian="Times New Roman" style:language-asian="es" style:country-asian="AR" style:font-name-complex="Calibri1"/>
    </style:style>
    <style:style style:name="T24" style:family="text">
      <style:text-properties fo:color="#000000" style:font-name="Calibri" officeooo:rsid="002b5138" style:font-name-asian="Times New Roman" style:language-asian="es" style:country-asian="AR" style:font-name-complex="Calibri1"/>
    </style:style>
    <style:style style:name="T25" style:family="text">
      <style:text-properties fo:color="#000000" style:font-name="Calibri" officeooo:rsid="00302cfa" style:font-name-asian="Times New Roman" style:language-asian="es" style:country-asian="AR" style:font-name-complex="Calibri1"/>
    </style:style>
    <style:style style:name="T26" style:family="text">
      <style:text-properties fo:color="#000000" style:font-name="Calibri" officeooo:rsid="003c9c6c" style:font-name-asian="Times New Roman" style:language-asian="es" style:country-asian="AR" style:font-name-complex="Calibri1"/>
    </style:style>
    <style:style style:name="T27" style:family="text">
      <style:text-properties fo:color="#000000" style:font-name="Calibri" officeooo:rsid="00411161" style:font-name-asian="Times New Roman" style:language-asian="es" style:country-asian="AR" style:font-name-complex="Calibri1"/>
    </style:style>
    <style:style style:name="T28" style:family="text">
      <style:text-properties fo:color="#000000" style:font-name="Calibri" officeooo:rsid="0041485e" style:font-name-asian="Times New Roman" style:language-asian="es" style:country-asian="AR" style:font-name-complex="Calibri1"/>
    </style:style>
    <style:style style:name="T29" style:family="text">
      <style:text-properties fo:color="#000000" style:font-name="Calibri" officeooo:rsid="002eac85" style:font-name-asian="Times New Roman" style:language-asian="es" style:country-asian="AR" style:font-name-complex="Calibri1"/>
    </style:style>
    <style:style style:name="T30" style:family="text">
      <style:text-properties fo:color="#000000" style:font-name="Calibri" officeooo:rsid="005a52ac" style:font-name-asian="Times New Roman" style:language-asian="es" style:country-asian="AR" style:font-name-complex="Calibri1"/>
    </style:style>
    <style:style style:name="T31" style:family="text">
      <style:text-properties fo:color="#000000" style:font-name="Calibri" officeooo:rsid="005c39a9" style:font-name-asian="Times New Roman" style:language-asian="es" style:country-asian="AR" style:font-name-complex="Calibri1"/>
    </style:style>
    <style:style style:name="T32" style:family="text">
      <style:text-properties fo:color="#000000" style:font-name="Calibri" officeooo:rsid="00639714" style:font-name-asian="Times New Roman" style:language-asian="es" style:country-asian="AR" style:font-name-complex="Calibri1"/>
    </style:style>
    <style:style style:name="T33" style:family="text">
      <style:text-properties fo:color="#000000" style:font-name="Calibri" officeooo:rsid="00660ce9" style:font-name-asian="Times New Roman" style:language-asian="es" style:country-asian="AR" style:font-name-complex="Calibri1"/>
    </style:style>
    <style:style style:name="T34" style:family="text">
      <style:text-properties fo:color="#000000" style:font-name="Calibri" officeooo:rsid="0067b9cb" style:font-name-asian="Times New Roman" style:language-asian="es" style:country-asian="AR" style:font-name-complex="Calibri1"/>
    </style:style>
    <style:style style:name="T35" style:family="text">
      <style:text-properties fo:color="#000000" style:font-name="Calibri" officeooo:rsid="0068df88" style:font-name-asian="Times New Roman" style:language-asian="es" style:country-asian="AR" style:font-name-complex="Calibri1"/>
    </style:style>
    <style:style style:name="T36" style:family="text">
      <style:text-properties fo:color="#000000" style:font-name="Calibri" officeooo:rsid="0075b467" style:font-name-asian="Times New Roman" style:language-asian="es" style:country-asian="AR" style:font-name-complex="Calibri1"/>
    </style:style>
    <style:style style:name="T37" style:family="text">
      <style:text-properties fo:color="#000000" style:font-name="Calibri" officeooo:rsid="007616af" style:font-name-asian="Times New Roman" style:language-asian="es" style:country-asian="AR" style:font-name-complex="Calibri1"/>
    </style:style>
    <style:style style:name="T38" style:family="text">
      <style:text-properties fo:color="#000000" style:font-name="Calibri" officeooo:rsid="00832eb6" style:font-name-asian="Times New Roman" style:language-asian="es" style:country-asian="AR" style:font-name-complex="Calibri1"/>
    </style:style>
    <style:style style:name="T39" style:family="text">
      <style:text-properties fo:color="#000000" style:font-name="Calibri" officeooo:rsid="008b4cac" style:font-name-asian="Times New Roman" style:language-asian="es" style:country-asian="AR" style:font-name-complex="Calibri1"/>
    </style:style>
    <style:style style:name="T40" style:family="text">
      <style:text-properties fo:color="#000000" style:font-name="Calibri" officeooo:rsid="008b6091" style:font-name-asian="Times New Roman" style:language-asian="es" style:country-asian="AR" style:font-name-complex="Calibri1"/>
    </style:style>
    <style:style style:name="T41" style:family="text">
      <style:text-properties fo:color="#000000" style:font-name="Calibri" officeooo:rsid="008c3ef9" style:font-name-asian="Times New Roman" style:language-asian="es" style:country-asian="AR" style:font-name-complex="Calibri1"/>
    </style:style>
    <style:style style:name="T42" style:family="text">
      <style:text-properties fo:color="#000000" style:font-name="Calibri" officeooo:rsid="008fb554" style:font-name-asian="Times New Roman" style:language-asian="es" style:country-asian="AR" style:font-name-complex="Calibri1"/>
    </style:style>
    <style:style style:name="T43" style:family="text">
      <style:text-properties fo:color="#000000" style:font-name="Calibri" officeooo:rsid="009097cb" style:font-name-asian="Times New Roman" style:language-asian="es" style:country-asian="AR" style:font-name-complex="Calibri1"/>
    </style:style>
    <style:style style:name="T44" style:family="text">
      <style:text-properties fo:color="#000000" style:font-name="Calibri" officeooo:rsid="0090adf3" style:font-name-asian="Times New Roman" style:language-asian="es" style:country-asian="AR" style:font-name-complex="Calibri1"/>
    </style:style>
    <style:style style:name="T45" style:family="text">
      <style:text-properties fo:color="#000000" style:font-name="Calibri" officeooo:rsid="0090b195" style:font-name-asian="Times New Roman" style:language-asian="es" style:country-asian="AR" style:font-name-complex="Calibri1"/>
    </style:style>
    <style:style style:name="T46" style:family="text">
      <style:text-properties fo:color="#000000" style:font-name="Calibri" officeooo:rsid="009384a3" style:font-name-asian="Times New Roman" style:language-asian="es" style:country-asian="AR" style:font-name-complex="Calibri1"/>
    </style:style>
    <style:style style:name="T47" style:family="text">
      <style:text-properties fo:color="#000000" style:font-name="Calibri" officeooo:rsid="0096c308" style:font-name-asian="Times New Roman" style:language-asian="es" style:country-asian="AR" style:font-name-complex="Calibri1"/>
    </style:style>
    <style:style style:name="T48" style:family="text">
      <style:text-properties fo:color="#000000" style:font-name="Calibri" officeooo:rsid="00a17d7e" style:font-name-asian="Times New Roman" style:language-asian="es" style:country-asian="AR" style:font-name-complex="Calibri1"/>
    </style:style>
    <style:style style:name="T49" style:family="text">
      <style:text-properties fo:color="#000000" style:font-name="Calibri" officeooo:rsid="00a439ce" style:font-name-asian="Times New Roman" style:language-asian="es" style:country-asian="AR" style:font-name-complex="Calibri1"/>
    </style:style>
    <style:style style:name="T50" style:family="text">
      <style:text-properties fo:color="#000000" style:font-name="Calibri" officeooo:rsid="00b3f076" style:font-name-asian="Times New Roman" style:language-asian="es" style:country-asian="AR" style:font-name-complex="Calibri1"/>
    </style:style>
    <style:style style:name="T51" style:family="text">
      <style:text-properties fo:color="#000000" style:font-name="Calibri" officeooo:rsid="0083365c" style:font-name-asian="Times New Roman" style:language-asian="es" style:country-asian="AR" style:font-name-complex="Calibri1"/>
    </style:style>
    <style:style style:name="T52" style:family="text">
      <style:text-properties fo:color="#000000" style:font-name="Calibri" officeooo:rsid="0083b053" style:font-name-asian="Times New Roman" style:language-asian="es" style:country-asian="AR" style:font-name-complex="Calibri1"/>
    </style:style>
    <style:style style:name="T53" style:family="text">
      <style:text-properties fo:color="#000000" style:font-name="Calibri" officeooo:rsid="00c2fd1c" style:font-name-asian="Times New Roman" style:language-asian="es" style:country-asian="AR" style:font-name-complex="Calibri1"/>
    </style:style>
    <style:style style:name="T54" style:family="text">
      <style:text-properties fo:color="#000000" style:font-name="Calibri" officeooo:rsid="00c4adaf" style:font-name-asian="Times New Roman" style:language-asian="es" style:country-asian="AR" style:font-name-complex="Calibri1"/>
    </style:style>
    <style:style style:name="T55" style:family="text">
      <style:text-properties fo:color="#000000" style:font-name="Calibri" officeooo:rsid="00cab1f9" style:font-name-asian="Times New Roman" style:language-asian="es" style:country-asian="AR" style:font-name-complex="Calibri1"/>
    </style:style>
    <style:style style:name="T56" style:family="text">
      <style:text-properties fo:color="#000000" style:font-name="Calibri" officeooo:rsid="00d0e564" style:font-name-asian="Times New Roman" style:language-asian="es" style:country-asian="AR" style:font-name-complex="Calibri1"/>
    </style:style>
    <style:style style:name="T57" style:family="text">
      <style:text-properties fo:color="#000000" style:font-name="Calibri" officeooo:rsid="00d22914" style:font-name-asian="Times New Roman" style:language-asian="es" style:country-asian="AR" style:font-name-complex="Calibri1"/>
    </style:style>
    <style:style style:name="T58" style:family="text">
      <style:text-properties fo:color="#000000" style:font-name="Calibri" officeooo:rsid="00d2ca87" style:font-name-asian="Times New Roman" style:language-asian="es" style:country-asian="AR" style:font-name-complex="Calibri1"/>
    </style:style>
    <style:style style:name="T59" style:family="text">
      <style:text-properties fo:color="#000000" style:font-name="Calibri" officeooo:rsid="00d6b565" style:font-name-asian="Times New Roman" style:language-asian="es" style:country-asian="AR" style:font-name-complex="Calibri1"/>
    </style:style>
    <style:style style:name="T60" style:family="text">
      <style:text-properties fo:color="#000000" style:font-name="Calibri" officeooo:rsid="008733de" style:font-name-asian="Times New Roman" style:language-asian="es" style:country-asian="AR" style:font-name-complex="Calibri1"/>
    </style:style>
    <style:style style:name="T61" style:family="text">
      <style:text-properties fo:color="#000000" style:font-name="Calibri" officeooo:rsid="00d844d4" style:font-name-asian="Times New Roman" style:language-asian="es" style:country-asian="AR" style:font-name-complex="Calibri1"/>
    </style:style>
    <style:style style:name="T62" style:family="text">
      <style:text-properties fo:color="#000000" style:font-name="Calibri" officeooo:rsid="0098ecfe" style:font-name-asian="Times New Roman" style:language-asian="es" style:country-asian="AR" style:font-name-complex="Calibri1"/>
    </style:style>
    <style:style style:name="T63" style:family="text"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T64" style:family="text">
      <style:text-properties fo:color="#000000" style:font-name="Calibri" fo:font-weight="normal" officeooo:rsid="00138a25" style:font-name-asian="Times New Roman" style:language-asian="es" style:country-asian="AR" style:font-weight-asian="normal" style:font-name-complex="Calibri1" style:font-weight-complex="normal"/>
    </style:style>
    <style:style style:name="T65" style:family="text">
      <style:text-properties fo:color="#000000" style:font-name="Calibri" fo:font-weight="normal" officeooo:rsid="0028d40d" style:font-name-asian="Times New Roman" style:language-asian="es" style:country-asian="AR" style:font-weight-asian="normal" style:font-name-complex="Calibri1" style:font-weight-complex="normal"/>
    </style:style>
    <style:style style:name="T66" style:family="text">
      <style:text-properties fo:color="#000000" style:font-name="Calibri" fo:font-weight="normal" officeooo:rsid="005a52ac" style:font-name-asian="Times New Roman" style:language-asian="es" style:country-asian="AR" style:font-weight-asian="normal" style:font-name-complex="Calibri1" style:font-weight-complex="normal"/>
    </style:style>
    <style:style style:name="T67" style:family="text">
      <style:text-properties fo:color="#000000" style:font-name="Calibri" fo:font-weight="normal" officeooo:rsid="001475f0" style:font-name-asian="Times New Roman" style:language-asian="es" style:country-asian="AR" style:font-weight-asian="normal" style:font-name-complex="Calibri1" style:font-weight-complex="normal"/>
    </style:style>
    <style:style style:name="T68" style:family="text">
      <style:text-properties fo:color="#000000" style:font-name="Calibri" fo:font-weight="normal" officeooo:rsid="0067b9cb" style:font-name-asian="Times New Roman" style:language-asian="es" style:country-asian="AR" style:font-weight-asian="normal" style:font-name-complex="Calibri1" style:font-weight-complex="normal"/>
    </style:style>
    <style:style style:name="T69" style:family="text">
      <style:text-properties fo:color="#000000" style:font-name="Calibri" fo:font-weight="normal" officeooo:rsid="0068df88" style:font-name-asian="Times New Roman" style:language-asian="es" style:country-asian="AR" style:font-weight-asian="normal" style:font-name-complex="Calibri1" style:font-weight-complex="normal"/>
    </style:style>
    <style:style style:name="T70" style:family="text">
      <style:text-properties fo:color="#000000" style:font-name="Calibri" fo:font-weight="normal" officeooo:rsid="006bb657" style:font-name-asian="Times New Roman" style:language-asian="es" style:country-asian="AR" style:font-weight-asian="normal" style:font-name-complex="Calibri1" style:font-weight-complex="normal"/>
    </style:style>
    <style:style style:name="T71" style:family="text">
      <style:text-properties fo:color="#000000" style:font-name="Calibri" fo:font-weight="normal" officeooo:rsid="006cc391" style:font-name-asian="Times New Roman" style:language-asian="es" style:country-asian="AR" style:font-weight-asian="normal" style:font-name-complex="Calibri1" style:font-weight-complex="normal"/>
    </style:style>
    <style:style style:name="T72" style:family="text">
      <style:text-properties fo:color="#000000" style:font-name="Calibri" fo:font-weight="normal" officeooo:rsid="0061cb62" style:font-name-asian="Times New Roman" style:language-asian="es" style:country-asian="AR" style:font-weight-asian="normal" style:font-name-complex="Calibri1" style:font-weight-complex="normal"/>
    </style:style>
    <style:style style:name="T73" style:family="text">
      <style:text-properties fo:color="#000000" style:font-name="Calibri" fo:font-weight="normal" officeooo:rsid="0083b053" style:font-name-asian="Times New Roman" style:language-asian="es" style:country-asian="AR" style:font-weight-asian="normal" style:font-name-complex="Calibri1" style:font-weight-complex="normal"/>
    </style:style>
    <style:style style:name="T74" style:family="text">
      <style:text-properties fo:color="#000000" style:font-name="Calibri" fo:font-weight="normal" officeooo:rsid="008beb5e" style:font-name-asian="Times New Roman" style:language-asian="es" style:country-asian="AR" style:font-weight-asian="normal" style:font-name-complex="Calibri1" style:font-weight-complex="normal"/>
    </style:style>
    <style:style style:name="T75" style:family="text">
      <style:text-properties fo:color="#000000" style:font-name="Calibri" fo:font-weight="normal" officeooo:rsid="00c4adaf" style:font-name-asian="Times New Roman" style:language-asian="es" style:country-asian="AR" style:font-weight-asian="normal" style:font-name-complex="Calibri1" style:font-weight-complex="normal"/>
    </style:style>
    <style:style style:name="T76" style:family="text">
      <style:text-properties fo:color="#000000" style:font-name="Calibri" fo:font-weight="normal" officeooo:rsid="00cab1f9" style:font-name-asian="Times New Roman" style:language-asian="es" style:country-asian="AR" style:font-weight-asian="normal" style:font-name-complex="Calibri1" style:font-weight-complex="normal"/>
    </style:style>
    <style:style style:name="T77" style:family="text">
      <style:text-properties fo:color="#000000" style:font-name="Calibri" fo:font-weight="normal" officeooo:rsid="005c39a9" style:font-name-asian="Times New Roman" style:language-asian="es" style:country-asian="AR" style:font-weight-asian="normal" style:font-name-complex="Calibri1" style:font-weight-complex="normal"/>
    </style:style>
    <style:style style:name="T78" style:family="text">
      <style:text-properties fo:color="#000000" style:font-name="Calibri" fo:font-weight="normal" officeooo:rsid="00d22914" style:font-name-asian="Times New Roman" style:language-asian="es" style:country-asian="AR" style:font-weight-asian="normal" style:font-name-complex="Calibri1" style:font-weight-complex="normal"/>
    </style:style>
    <style:style style:name="T79" style:family="text">
      <style:text-properties fo:color="#000000" style:font-name="Calibri" fo:font-weight="normal" officeooo:rsid="00d2ca87" style:font-name-asian="Times New Roman" style:language-asian="es" style:country-asian="AR" style:font-weight-asian="normal" style:font-name-complex="Calibri1" style:font-weight-complex="normal"/>
    </style:style>
    <style:style style:name="T80" style:family="text">
      <style:text-properties fo:color="#000000" style:font-name="Calibri" fo:font-weight="normal" officeooo:rsid="0041485e" style:font-name-asian="Times New Roman" style:language-asian="es" style:country-asian="AR" style:font-weight-asian="normal" style:font-name-complex="Calibri1" style:font-weight-complex="normal"/>
    </style:style>
    <style:style style:name="T81" style:family="text">
      <style:text-properties fo:color="#000000" style:font-name="Calibri" fo:font-weight="normal" officeooo:rsid="00cfa5d0" style:font-name-asian="Times New Roman" style:language-asian="es" style:country-asian="AR" style:font-weight-asian="normal" style:font-name-complex="Calibri1" style:font-weight-complex="normal"/>
    </style:style>
    <style:style style:name="T82" style:family="text">
      <style:text-properties fo:color="#000000" style:font-name="Calibri" fo:font-weight="normal" officeooo:rsid="00d0e564" style:font-name-asian="Times New Roman" style:language-asian="es" style:country-asian="AR" style:font-weight-asian="normal" style:font-name-complex="Calibri1" style:font-weight-complex="normal"/>
    </style:style>
    <style:style style:name="T83" style:family="text">
      <style:text-properties fo:color="#000000" style:font-name="Calibri" fo:font-weight="normal" officeooo:rsid="00d5636a" style:font-name-asian="Times New Roman" style:language-asian="es" style:country-asian="AR" style:font-weight-asian="normal" style:font-name-complex="Calibri1" style:font-weight-complex="normal"/>
    </style:style>
    <style:style style:name="T84" style:family="text">
      <style:text-properties fo:color="#000000" style:font-name="Calibri" fo:font-weight="normal" officeooo:rsid="00d42e8d" style:font-name-asian="Times New Roman" style:language-asian="es" style:country-asian="AR" style:font-weight-asian="normal" style:font-name-complex="Calibri1" style:font-weight-complex="normal"/>
    </style:style>
    <style:style style:name="T85" style:family="text">
      <style:text-properties fo:color="#000000" style:font-name="Calibri" fo:font-weight="normal" officeooo:rsid="00c67320" style:font-name-asian="Times New Roman" style:language-asian="es" style:country-asian="AR" style:font-weight-asian="normal" style:font-name-complex="Calibri1" style:font-weight-complex="normal"/>
    </style:style>
    <style:style style:name="T86" style:family="text">
      <style:text-properties fo:color="#000000" style:font-name="Calibri" fo:font-weight="normal" officeooo:rsid="00d86316" style:font-name-asian="Times New Roman" style:language-asian="es" style:country-asian="AR" style:font-weight-asian="normal" style:font-name-complex="Calibri1" style:font-weight-complex="normal"/>
    </style:style>
    <style:style style:name="T87" style:family="text">
      <style:text-properties fo:color="#000000" style:font-name="Calibri" fo:font-weight="normal" officeooo:rsid="00d98b68" style:font-name-asian="Times New Roman" style:language-asian="es" style:country-asian="AR" style:font-weight-asian="normal" style:font-name-complex="Calibri1" style:font-weight-complex="normal"/>
    </style:style>
    <style:style style:name="T88" style:family="text">
      <style:text-properties fo:color="#000000" style:font-name="Calibri" style:text-underline-style="none" officeooo:rsid="0022d16f" style:font-name-asian="Times New Roman" style:language-asian="es" style:country-asian="AR" style:font-name-complex="Calibri1"/>
    </style:style>
    <style:style style:name="T89" style:family="text">
      <style:text-properties fo:color="#000000" style:font-name="Calibri" fo:font-size="11pt" style:font-name-asian="Times New Roman" style:font-size-asian="11pt" style:language-asian="es" style:country-asian="AR" style:font-name-complex="Calibri1" style:font-size-complex="11pt"/>
    </style:style>
    <style:style style:name="T90" style:family="text">
      <style:text-properties fo:color="#000000" style:font-name="Calibri" fo:font-size="11pt" officeooo:rsid="009c828e" style:font-name-asian="Times New Roman" style:font-size-asian="11pt" style:language-asian="es" style:country-asian="AR" style:font-name-complex="Calibri1" style:font-size-complex="11pt"/>
    </style:style>
    <style:style style:name="T91" style:family="text">
      <style:text-properties fo:color="#000000" style:font-name="Calibri" fo:font-size="11pt" officeooo:rsid="009e6bd4" style:font-name-asian="Times New Roman" style:font-size-asian="11pt" style:language-asian="es" style:country-asian="AR" style:font-name-complex="Calibri1" style:font-size-complex="11pt"/>
    </style:style>
    <style:style style:name="T92" style:family="text">
      <style:text-properties fo:color="#000000" style:font-name="Calibri" fo:font-size="11pt" officeooo:rsid="001475f0" style:font-name-asian="Times New Roman" style:font-size-asian="11pt" style:language-asian="es" style:country-asian="AR" style:font-name-complex="Calibri1" style:font-size-complex="11pt"/>
    </style:style>
    <style:style style:name="T93" style:family="text">
      <style:text-properties fo:color="#000000" style:font-name="Calibri" fo:font-size="11pt" officeooo:rsid="00d64eaf" style:font-name-asian="Times New Roman" style:font-size-asian="11pt" style:language-asian="es" style:country-asian="AR" style:font-name-complex="Calibri1" style:font-size-complex="11pt"/>
    </style:style>
    <style:style style:name="T94" style:family="text">
      <style:text-properties officeooo:rsid="00138a25"/>
    </style:style>
    <style:style style:name="T95" style:family="text">
      <style:text-properties officeooo:rsid="0041485e"/>
    </style:style>
    <style:style style:name="T96" style:family="text">
      <style:text-properties officeooo:rsid="005a52ac"/>
    </style:style>
    <style:style style:name="T97" style:family="text">
      <style:text-properties officeooo:rsid="005c39a9"/>
    </style:style>
    <style:style style:name="T98" style:family="text">
      <style:text-properties officeooo:rsid="005f24bc"/>
    </style:style>
    <style:style style:name="T99" style:family="text">
      <style:text-properties officeooo:rsid="007922c2"/>
    </style:style>
    <style:style style:name="T100" style:family="text">
      <style:text-properties officeooo:rsid="007bafc5"/>
    </style:style>
    <style:style style:name="T101" style:family="text">
      <style:text-properties officeooo:rsid="007c73c7"/>
    </style:style>
    <style:style style:name="T102" style:family="text">
      <style:text-properties officeooo:rsid="007e5b28"/>
    </style:style>
    <style:style style:name="T103" style:family="text">
      <style:text-properties officeooo:rsid="0081abae"/>
    </style:style>
    <style:style style:name="T104" style:family="text">
      <style:text-properties officeooo:rsid="0083df3e"/>
    </style:style>
    <style:style style:name="T105" style:family="text">
      <style:text-properties officeooo:rsid="0098ecfe"/>
    </style:style>
    <style:style style:name="T106" style:family="text">
      <style:text-properties officeooo:rsid="009ba98d"/>
    </style:style>
    <style:style style:name="T107" style:family="text">
      <style:text-properties officeooo:rsid="009e3617"/>
    </style:style>
    <style:style style:name="T108" style:family="text">
      <style:text-properties officeooo:rsid="00882c25"/>
    </style:style>
    <style:style style:name="T109" style:family="text">
      <style:text-properties officeooo:rsid="008a4ed3"/>
    </style:style>
    <style:style style:name="T110" style:family="text">
      <style:text-properties officeooo:rsid="008beb5e"/>
    </style:style>
    <style:style style:name="T111" style:family="text">
      <style:text-properties officeooo:rsid="00c2fd1c"/>
    </style:style>
    <style:style style:name="T112" style:family="text">
      <style:text-properties officeooo:rsid="0086884c"/>
    </style:style>
    <style:style style:name="T113" style:family="text">
      <style:text-properties officeooo:rsid="00c4adaf"/>
    </style:style>
    <style:style style:name="T114" style:family="text">
      <style:text-properties officeooo:rsid="00c86ea6"/>
    </style:style>
    <style:style style:name="T115" style:family="text">
      <style:text-properties officeooo:rsid="00c9b7a0"/>
    </style:style>
    <style:style style:name="T116" style:family="text">
      <style:text-properties officeooo:rsid="00cab1f9"/>
    </style:style>
    <style:style style:name="T117" style:family="text">
      <style:text-properties officeooo:rsid="00cc6320"/>
    </style:style>
    <style:style style:name="T118" style:family="text">
      <style:text-properties officeooo:rsid="00cfa5d0"/>
    </style:style>
    <style:style style:name="T119" style:family="text">
      <style:text-properties officeooo:rsid="00d0e564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officeooo:rsid="00d22914"/>
    </style:style>
    <style:style style:name="T122" style:family="text">
      <style:text-properties officeooo:rsid="00d2ca87"/>
    </style:style>
    <style:style style:name="T123" style:family="text">
      <style:text-properties officeooo:rsid="00d64eaf"/>
    </style:style>
    <style:style style:name="T124" style:family="text">
      <style:text-properties officeooo:rsid="00d6b565"/>
    </style:style>
    <style:style style:name="T125" style:family="text">
      <style:text-properties officeooo:rsid="00d844d4"/>
    </style:style>
    <style:style style:name="T126" style:family="text">
      <style:text-properties officeooo:rsid="00c67320"/>
    </style:style>
    <style:style style:name="T127" style:family="text">
      <style:text-properties officeooo:rsid="00ba52c6"/>
    </style:style>
    <style:style style:name="T128" style:family="text">
      <style:text-properties officeooo:rsid="00d98b68"/>
    </style:style>
    <style:style style:name="T129" style:family="text">
      <style:text-properties officeooo:rsid="00db94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9" text:outline-level="1">Listado de Casos de Us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5">N° CU</text:p>
          </table:table-cell>
          <table:table-cell table:style-name="Tabla1.B1" office:value-type="string">
            <text:p text:style-name="P95">NOMBRE DEL CASO DE USO</text:p>
          </table:table-cell>
          <table:table-cell table:style-name="Tabla1.B1" office:value-type="string">
            <text:p text:style-name="P95">OBJETIVO</text:p>
          </table:table-cell>
        </table:table-row>
        <table:table-row table:style-name="Tabla1.1">
          <table:table-cell table:style-name="Tabla1.A2" office:value-type="string">
            <text:p text:style-name="P97">001</text:p>
          </table:table-cell>
          <table:table-cell table:style-name="Tabla1.B2" office:value-type="string">
            <text:p text:style-name="P18"><text:span text:style-name="T64">CU_001_</text:span><text:span text:style-name="T66">CrearUsuario</text:span></text:p>
          </table:table-cell>
          <table:table-cell table:style-name="Tabla1.B2" office:value-type="string">
            <text:p text:style-name="P17"><text:span text:style-name="T66">Crear</text:span><text:span text:style-name="T64"> nuevo </text:span><text:span text:style-name="T66">usuario</text:span><text:span text:style-name="T64"> en el sistema</text:span></text:p>
          </table:table-cell>
        </table:table-row>
        <table:table-row table:style-name="Tabla1.1">
          <table:table-cell table:style-name="Tabla1.A2" office:value-type="string">
            <text:p text:style-name="P41">002</text:p>
          </table:table-cell>
          <table:table-cell table:style-name="Tabla1.B2" office:value-type="string">
            <text:p text:style-name="P18"><text:span text:style-name="T20">CU_002_</text:span><text:span text:style-name="T30">Login</text:span></text:p>
          </table:table-cell>
          <table:table-cell table:style-name="Tabla1.B2" office:value-type="string">
            <text:p text:style-name="P105">Iniciar alguna sesión en el sistema.</text:p>
          </table:table-cell>
        </table:table-row>
        <table:table-row table:style-name="Tabla1.1">
          <table:table-cell table:style-name="Tabla1.A2" office:value-type="string">
            <text:p text:style-name="P42">003</text:p>
          </table:table-cell>
          <table:table-cell table:style-name="Tabla1.B2" office:value-type="string">
            <text:p text:style-name="P18"><text:span text:style-name="T20">CU_003_</text:span><text:span text:style-name="T30">BuscarAlojamiento</text:span></text:p>
          </table:table-cell>
          <table:table-cell table:style-name="Tabla1.B2" office:value-type="string">
            <text:p text:style-name="P65">Buscar alojamientos disponibles según los filtros aplicados.</text:p>
          </table:table-cell>
        </table:table-row>
        <table:table-row table:style-name="Tabla1.1">
          <table:table-cell table:style-name="Tabla1.A2" office:value-type="string">
            <text:p text:style-name="P99"><text:span text:style-name="T20">0</text:span><text:span text:style-name="T19">04</text:span></text:p>
          </table:table-cell>
          <table:table-cell table:style-name="Tabla1.B2" office:value-type="string">
            <text:p text:style-name="P18"><text:span text:style-name="T20">CU_004_</text:span><text:span text:style-name="T30">ReservarAlojamiento</text:span></text:p>
          </table:table-cell>
          <table:table-cell table:style-name="Tabla1.B2" office:value-type="string">
            <text:p text:style-name="P110">Generar y registrar una reserva de un alojamiento por medio del sistema.</text:p>
          </table:table-cell>
        </table:table-row>
        <table:table-row table:style-name="Tabla1.1">
          <table:table-cell table:style-name="Tabla1.A2" office:value-type="string">
            <text:p text:style-name="P16"><text:span text:style-name="T19">00</text:span><text:span text:style-name="T20">5</text:span></text:p>
            <text:p text:style-name="P75"/>
          </table:table-cell>
          <table:table-cell table:style-name="Tabla1.B2" office:value-type="string">
            <text:p text:style-name="P18"><text:span text:style-name="T20">CU_005_</text:span><text:span text:style-name="T30">ConsultarReserva</text:span></text:p>
            <text:p text:style-name="P82"/>
          </table:table-cell>
          <table:table-cell table:style-name="Tabla1.B2" office:value-type="string">
            <text:p text:style-name="P83">Mostrar el histórico de reservas de un usuario y mostrar la información de una reserva elegida por el usuario.</text:p>
          </table:table-cell>
        </table:table-row>
        <table:table-row table:style-name="Tabla1.1">
          <table:table-cell table:style-name="Tabla1.A2" office:value-type="string">
            <text:p text:style-name="P15"><text:span text:style-name="T19">00</text:span><text:span text:style-name="T20">6</text:span></text:p>
            <text:p text:style-name="P74"/>
          </table:table-cell>
          <table:table-cell table:style-name="Tabla1.B2" office:value-type="string">
            <text:p text:style-name="P18"><text:span text:style-name="T20">CU_006_</text:span><text:span text:style-name="T30">CancelarReserva</text:span></text:p>
            <text:p text:style-name="P82"/>
          </table:table-cell>
          <table:table-cell table:style-name="Tabla1.B2" office:value-type="string">
            <text:p text:style-name="P73">Dar de baja una reserva realizada por el usuario y verificar, en caso que la reserva tenga asociada un pago, si se le acreditará un reembolso.</text:p>
          </table:table-cell>
        </table:table-row>
        <table:table-row table:style-name="Tabla1.1">
          <table:table-cell table:style-name="Tabla1.A2" office:value-type="string">
            <text:p text:style-name="P76">007</text:p>
          </table:table-cell>
          <table:table-cell table:style-name="Tabla1.B2" office:value-type="string">
            <text:p text:style-name="P35"><text:span text:style-name="T20">CU_007_</text:span><text:span text:style-name="T30">RealizarPago</text:span></text:p>
          </table:table-cell>
          <table:table-cell table:style-name="Tabla1.B2" office:value-type="string">
            <text:p text:style-name="P111"><text:span text:style-name="T30">R</text:span><text:span text:style-name="T19">egistrar el pago parcial o total de un alquiler</text:span></text:p>
          </table:table-cell>
        </table:table-row>
        <table:table-row table:style-name="Tabla1.1">
          <table:table-cell table:style-name="Tabla1.A2" office:value-type="string">
            <text:p text:style-name="P113">0<text:span text:style-name="T116">08</text:span></text:p>
          </table:table-cell>
          <table:table-cell table:style-name="Tabla1.B2" office:value-type="string">
            <text:p text:style-name="P18"><text:span text:style-name="T20">CU_0</text:span><text:span text:style-name="T55">08</text:span><text:span text:style-name="T20">_</text:span><text:span text:style-name="T30">RegistrarAlojamiento</text:span></text:p>
          </table:table-cell>
          <table:table-cell table:style-name="Tabla1.B2" office:value-type="string">
            <text:p text:style-name="P100"/>
          </table:table-cell>
        </table:table-row>
        <table:table-row table:style-name="Tabla1.1">
          <table:table-cell table:style-name="Tabla1.A2" office:value-type="string">
            <text:p text:style-name="P16"><text:span text:style-name="T19">00</text:span><text:span text:style-name="T55">9</text:span></text:p>
          </table:table-cell>
          <table:table-cell table:style-name="Tabla1.B2" office:value-type="string">
            <text:p text:style-name="P18"><text:span text:style-name="T20">CU_00</text:span><text:span text:style-name="T55">9</text:span><text:span text:style-name="T20">_</text:span><text:span text:style-name="T30">AlquilarAlojamiento</text:span></text:p>
          </table:table-cell>
          <table:table-cell table:style-name="Tabla1.B2" office:value-type="string">
            <text:p text:style-name="P57"/>
          </table:table-cell>
        </table:table-row>
        <table:table-row table:style-name="Tabla1.1">
          <table:table-cell table:style-name="Tabla1.A2" office:value-type="string">
            <text:p text:style-name="P15"><text:span text:style-name="T19">0</text:span><text:span text:style-name="T55">10</text:span></text:p>
          </table:table-cell>
          <table:table-cell table:style-name="Tabla1.B2" office:value-type="string">
            <text:p text:style-name="P35"><text:span text:style-name="T20">CU_0</text:span><text:span text:style-name="T55">10</text:span><text:span text:style-name="T20">_</text:span><text:span text:style-name="T30">ValorarAlojamiento</text:span></text:p>
          </table:table-cell>
          <table:table-cell table:style-name="Tabla1.B2" office:value-type="string">
            <text:p text:style-name="P102"/>
          </table:table-cell>
        </table:table-row>
        <table:table-row table:style-name="Tabla1.1">
          <table:table-cell table:style-name="Tabla1.A2" office:value-type="string">
            <text:p text:style-name="P103"><text:span text:style-name="T19">0</text:span><text:span text:style-name="T20">1</text:span><text:span text:style-name="T55">1</text:span></text:p>
          </table:table-cell>
          <table:table-cell table:style-name="Tabla1.B2" office:value-type="string">
            <text:p text:style-name="P18"><text:span text:style-name="T64">CU_01</text:span><text:span text:style-name="T76">1</text:span><text:span text:style-name="T64">_</text:span><text:span text:style-name="T66">DevolucionDinero</text:span></text:p>
          </table:table-cell>
          <table:table-cell table:style-name="Tabla1.B2" office:value-type="string">
            <text:p text:style-name="P100"/>
          </table:table-cell>
        </table:table-row>
        <table:table-row table:style-name="Tabla1.1">
          <table:table-cell table:style-name="Tabla1.A2" office:value-type="string">
            <text:p text:style-name="P16"><text:span text:style-name="T19">0</text:span><text:span text:style-name="T20">1</text:span><text:span text:style-name="T55">2</text:span></text:p>
          </table:table-cell>
          <table:table-cell table:style-name="Tabla1.B2" office:value-type="string">
            <text:p text:style-name="P18"><text:span text:style-name="T20">CU_01</text:span><text:span text:style-name="T55">2</text:span><text:span text:style-name="T20">_</text:span><text:span text:style-name="T30">RegistrarCheckIn</text:span></text:p>
          </table:table-cell>
          <table:table-cell table:style-name="Tabla1.B2" office:value-type="string">
            <text:p text:style-name="P105"/>
          </table:table-cell>
        </table:table-row>
        <table:table-row table:style-name="Tabla1.1">
          <table:table-cell table:style-name="Tabla1.A2" office:value-type="string">
            <text:p text:style-name="P106">01<text:span text:style-name="T116">3</text:span></text:p>
          </table:table-cell>
          <table:table-cell table:style-name="Tabla1.B2" office:value-type="string">
            <text:p text:style-name="P36"><text:span text:style-name="T20">CU_01</text:span><text:span text:style-name="T55">3</text:span><text:span text:style-name="T20">_</text:span><text:span text:style-name="T30">RegistrarCheckOut</text:span></text:p>
          </table:table-cell>
          <table:table-cell table:style-name="Tabla1.B2" office:value-type="string">
            <text:p text:style-name="P20"/>
          </table:table-cell>
        </table:table-row>
        <table:table-row table:style-name="Tabla1.15">
          <table:table-cell table:style-name="Tabla1.A2" office:value-type="string">
            <text:p text:style-name="P115">014</text:p>
          </table:table-cell>
          <table:table-cell table:style-name="Tabla1.B2" office:value-type="string">
            <text:p text:style-name="P94">CU_014_EditarReserva</text:p>
          </table:table-cell>
          <table:table-cell table:style-name="Tabla1.B2" office:value-type="string">
            <text:p text:style-name="P105"/>
          </table:table-cell>
        </table:table-row>
        <table:table-row table:style-name="Tabla1.15">
          <table:table-cell table:style-name="Tabla1.A2" office:value-type="string">
            <text:p text:style-name="P176">015</text:p>
          </table:table-cell>
          <table:table-cell table:style-name="Tabla1.B2" office:value-type="string">
            <text:p text:style-name="P147">CU_015_EditarUsuario</text:p>
          </table:table-cell>
          <table:table-cell table:style-name="Tabla1.B2" office:value-type="string">
            <text:p text:style-name="P105"/>
          </table:table-cell>
        </table:table-row>
        <table:table-row table:style-name="Tabla1.15">
          <table:table-cell table:style-name="Tabla1.A2" office:value-type="string">
            <text:p text:style-name="P176">016</text:p>
          </table:table-cell>
          <table:table-cell table:style-name="Tabla1.B2" office:value-type="string">
            <text:p text:style-name="P156"><text:span text:style-name="T56">CU_016_BorrarUsuario</text:span></text:p>
          </table:table-cell>
          <table:table-cell table:style-name="Tabla1.B2" office:value-type="string">
            <text:p text:style-name="P105"/>
          </table:table-cell>
        </table:table-row>
        <table:table-row table:style-name="Tabla1.15">
          <table:table-cell table:style-name="Tabla1.A2" office:value-type="string">
            <text:p text:style-name="P176">017</text:p>
          </table:table-cell>
          <table:table-cell table:style-name="Tabla1.B2" office:value-type="string">
            <text:p text:style-name="P147">CU_017_Cobrar</text:p>
          </table:table-cell>
          <table:table-cell table:style-name="Tabla1.B2" office:value-type="string">
            <text:p text:style-name="P105"/>
          </table:table-cell>
        </table:table-row>
        <table:table-row table:style-name="Tabla1.15">
          <table:table-cell table:style-name="Tabla1.A2" office:value-type="string">
            <text:p text:style-name="P176">018</text:p>
          </table:table-cell>
          <table:table-cell table:style-name="Tabla1.B2" office:value-type="string">
            <text:p text:style-name="P147">CU_018_RegistrarInquilino</text:p>
          </table:table-cell>
          <table:table-cell table:style-name="Tabla1.B2" office:value-type="string">
            <text:p text:style-name="P105"/>
          </table:table-cell>
        </table:table-row>
        <table:table-row table:style-name="Tabla1.15">
          <table:table-cell table:style-name="Tabla1.A2" office:value-type="string">
            <text:p text:style-name="P176">019</text:p>
          </table:table-cell>
          <table:table-cell table:style-name="Tabla1.B2" office:value-type="string">
            <text:p text:style-name="P147">CU_019_EliminarAlojamiento</text:p>
          </table:table-cell>
          <table:table-cell table:style-name="Tabla1.B2" office:value-type="string">
            <text:p text:style-name="P105"/>
          </table:table-cell>
        </table:table-row>
      </table:table>
      <text:p text:style-name="Standard"/>
      <text:h text:style-name="P116" text:outline-level="1"/>
      <text:h text:style-name="P117" text:outline-level="1">Descripción de un Caso de Uso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4"><text:span text:style-name="T2">CU-00</text:span><text:span text:style-name="T4">1</text:span></text:p>
          </table:table-cell>
          <table:table-cell table:style-name="Tabla2.B1" table:number-columns-spanned="2" office:value-type="string">
            <text:p text:style-name="P96">CU_001_<text:span text:style-name="T96">CrearUsuario</text:span></text:p>
          </table:table-cell>
          <table:covered-table-cell/>
          <table:table-cell table:style-name="Tabla2.B1" office:value-type="string">
            <text:p text:style-name="P14"><text:span text:style-name="T2">VERSIÓN </text:span><text:span text:style-name="T4">1</text:span></text:p>
          </table:table-cell>
        </table:table-row>
        <table:table-row table:style-name="Tabla2.1">
          <table:table-cell table:style-name="Tabla2.A2" office:value-type="string">
            <text:p text:style-name="P40">Prioridad</text:p>
          </table:table-cell>
          <table:table-cell table:style-name="Tabla2.B2" table:number-columns-spanned="3" office:value-type="string">
            <text:p text:style-name="P14"><text:span text:style-name="T2">Alta</text:span><text:span text:style-name="T19"> / </text:span><text:span text:style-name="T63">Media</text:span><text:span text:style-name="T19"> / </text:span><text:span text:style-name="T63">Baja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0">Complejidad</text:p>
          </table:table-cell>
          <table:table-cell table:style-name="Tabla2.B2" table:number-columns-spanned="3" office:value-type="string">
            <text:p text:style-name="P14"><text:span text:style-name="T19">Simple / </text:span><text:span text:style-name="T2">Mediano</text:span><text:span text:style-name="T19"> / Complejo / Muy complejo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0">Actor</text:p>
          </table:table-cell>
          <table:table-cell table:style-name="Tabla2.B2" table:number-columns-spanned="3" office:value-type="string">
            <text:p text:style-name="P62">Inquilino – Propietario - <text:span text:style-name="T119">Administrativo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0">Objetivo</text:p>
          </table:table-cell>
          <table:table-cell table:style-name="Tabla2.B2" table:number-columns-spanned="3" office:value-type="string">
            <text:p text:style-name="P21"><text:span text:style-name="T20">Registrar un nuevo </text:span><text:span text:style-name="T31">usuario</text:span><text:span text:style-name="T20"> en el sistema.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0">Precondición</text:p>
          </table:table-cell>
          <table:table-cell table:style-name="Tabla2.B2" table:number-columns-spanned="3" office:value-type="string">
            <text:p text:style-name="P58"><text:s/>-</text:p>
          </table:table-cell>
          <table:covered-table-cell/>
          <table:covered-table-cell/>
        </table:table-row>
        <table:table-row table:style-name="Tabla2.1">
          <table:table-cell table:style-name="Tabla2.A7" table:number-rows-spanned="11" office:value-type="string">
            <text:p text:style-name="P43">Secuencia normal</text:p>
          </table:table-cell>
          <table:table-cell table:style-name="Tabla2.B7" office:value-type="string">
            <text:p text:style-name="P40">Paso</text:p>
          </table:table-cell>
          <table:table-cell table:style-name="Tabla2.B7" table:number-columns-spanned="2" office:value-type="string">
            <text:p text:style-name="P40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40">1</text:p>
          </table:table-cell>
          <table:table-cell table:style-name="Tabla2.B7" table:number-columns-spanned="2" office:value-type="string">
            <text:p text:style-name="P21">El caso de uso comienza cuando el <text:span text:style-name="T97">usuario</text:span> selecciona la opción “<text:span text:style-name="T97">Registrar </text:span><text:span text:style-name="T121">nuevo usuario</text:span>”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40">2</text:p>
          </table:table-cell>
          <table:table-cell table:style-name="Tabla2.B7" table:number-columns-spanned="2" office:value-type="string">
            <text:p text:style-name="P21"><text:span text:style-name="T22">El sistema muestra una interfaz donde se solicitan los siguientes datos: nombre, apellido, DNI, fecha de nacimiento, teléfono, email, </text:span><text:span text:style-name="T31">dirección, checkbox para indicar si el usuario se registra como propietario o inquilino,</text:span><text:span text:style-name="T22"> opción “</text:span><text:span text:style-name="T34">Cancelar</text:span><text:span text:style-name="T22">” y “</text:span><text:span text:style-name="T31">Registrarse</text:span><text:span text:style-name="T22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40">3</text:p>
          </table:table-cell>
          <table:table-cell table:style-name="Tabla2.B7" table:number-columns-spanned="2" office:value-type="string">
            <text:p text:style-name="P21"><text:span text:style-name="T22">El </text:span><text:span text:style-name="T46">usuario</text:span><text:span text:style-name="T22"> ingresa todos los datos solicitados y selecciona la opción “</text:span><text:span text:style-name="T57">Confirmar registro</text:span><text:span text:style-name="T22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40">4</text:p>
          </table:table-cell>
          <table:table-cell table:style-name="Tabla2.B7" table:number-columns-spanned="2" office:value-type="string">
            <text:p text:style-name="P18"><text:span text:style-name="T21">El sistema </text:span><text:span text:style-name="T31">registra</text:span><text:span text:style-name="T21"> un nuevo cliente </text:span><text:span text:style-name="T57">con una contraseña temporal generada por el sistema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149">5</text:p>
          </table:table-cell>
          <table:table-cell table:style-name="Tabla2.B7" table:number-columns-spanned="2" office:value-type="string">
            <text:p text:style-name="P177">El sistema envía un correo a la casilla de email ingresada en pasos anteriores, donde se brinda un link para activar el usuario, la contraseña temporal y un mensaje informando los pasos para activarlo. 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149">6</text:p>
          </table:table-cell>
          <table:table-cell table:style-name="Tabla2.B7" table:number-columns-spanned="2" office:value-type="string">
            <text:p text:style-name="P177">El usuario ingresa al link especificado en el email y se loguea a la plataforma utilizando su email y contraseña temporal.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149">7</text:p>
          </table:table-cell>
          <table:table-cell table:style-name="Tabla2.B7" table:number-columns-spanned="2" office:value-type="string">
            <text:p text:style-name="P177">El sistema informa al usuario que debe cambiar su contraseña por cuestiones de seguridad.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149">8</text:p>
          </table:table-cell>
          <table:table-cell table:style-name="Tabla2.B7" table:number-columns-spanned="2" office:value-type="string">
            <text:p text:style-name="P177">El usuario cambia su contraseña.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149">9</text:p>
          </table:table-cell>
          <table:table-cell table:style-name="Tabla2.B7" table:number-columns-spanned="2" office:value-type="string">
            <text:p text:style-name="P177">El sistema actualiza la contraseña actualiza la contraseña del usuario y da por finalizada la activación de la cuenta.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149">10</text:p>
          </table:table-cell>
          <table:table-cell table:style-name="Tabla2.B7" table:number-columns-spanned="2" office:value-type="string">
            <text:p text:style-name="P177">Fin del Caso de Uso</text:p>
          </table:table-cell>
          <table:covered-table-cell/>
        </table:table-row>
        <table:table-row table:style-name="Tabla2.1">
          <table:table-cell table:style-name="Tabla2.A7" table:number-rows-spanned="3" office:value-type="string">
            <text:p text:style-name="P43">Excepciones</text:p>
          </table:table-cell>
          <table:table-cell table:style-name="Tabla2.B7" office:value-type="string">
            <text:p text:style-name="P40">Paso</text:p>
          </table:table-cell>
          <table:table-cell table:style-name="Tabla2.B7" table:number-columns-spanned="2" office:value-type="string">
            <text:p text:style-name="P40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60">3</text:p>
          </table:table-cell>
          <table:table-cell table:style-name="Tabla2.B7" table:number-columns-spanned="2" office:value-type="string">
            <text:p text:style-name="P23"><text:span text:style-name="T22">El usuario no completa todos los campos y presiona “</text:span><text:span text:style-name="T31">Registrarse</text:span><text:span text:style-name="T22">”. El sistema </text:span><text:span text:style-name="T21">informa que faltan completar datos. El </text:span><text:span text:style-name="T46">usuario</text:span><text:span text:style-name="T21"> completa lo faltante y presiona “</text:span><text:span text:style-name="T31">Registrarse</text:span><text:span text:style-name="T21">”. Continua el en curso Normal, paso 4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101">3</text:p>
          </table:table-cell>
          <table:table-cell table:style-name="Tabla2.B7" table:number-columns-spanned="2" office:value-type="string">
            <text:p text:style-name="P101">Los datos ingresados coinciden con un cliente ya registrado. <text:span text:style-name="T98">El sistema avisa con un mensaje por pantalla.</text:span> Fin del Caso de Uso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40">Pos<text:span text:style-name="T122">t</text:span>condición</text:p>
          </table:table-cell>
          <table:table-cell table:style-name="Tabla2.B2" table:number-columns-spanned="3" office:value-type="string">
            <text:p text:style-name="P40"><text:s/>- 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0">Casos de Uso asociados</text:p>
          </table:table-cell>
          <table:table-cell table:style-name="Tabla2.B2" table:number-columns-spanned="3" office:value-type="string">
            <text:p text:style-name="P20"><text:s/>-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0">Observaciones</text:p>
          </table:table-cell>
          <table:table-cell table:style-name="Tabla2.B7" table:number-columns-spanned="3" office:value-type="string">
            <text:list xml:id="list3555668454" text:style-name="L1">
              <text:list-item>
                <text:p text:style-name="P142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"/>
      <text:h text:style-name="P118" text:outline-level="1">Descripción de un Caso de Uso</text:h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9"><text:span text:style-name="T2">CU-00</text:span><text:span text:style-name="T9">2</text:span></text:p>
          </table:table-cell>
          <table:table-cell table:style-name="Tabla3.B1" table:number-columns-spanned="2" office:value-type="string">
            <text:p text:style-name="P19"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table-cell table:style-name="Tabla3.B1" office:value-type="string">
            <text:p text:style-name="P19"><text:span text:style-name="T2">VERSIÓN </text:span><text:span text:style-name="T4">1</text:span></text:p>
          </table:table-cell>
        </table:table-row>
        <table:table-row table:style-name="Tabla3.1">
          <table:table-cell table:style-name="Tabla3.A2" office:value-type="string">
            <text:p text:style-name="P50">Prioridad</text:p>
          </table:table-cell>
          <table:table-cell table:style-name="Tabla3.B2" table:number-columns-spanned="3" office:value-type="string">
            <text:p text:style-name="P19"><text:span text:style-name="T2">Alta</text:span><text:span text:style-name="T19"> / Media / </text:span><text:span text:style-name="T63">Baja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0">Complejidad</text:p>
          </table:table-cell>
          <table:table-cell table:style-name="Tabla3.B2" table:number-columns-spanned="3" office:value-type="string">
            <text:p text:style-name="P19"><text:span text:style-name="T2">Simple</text:span><text:span text:style-name="T19"> / </text:span><text:span text:style-name="T63">Mediano</text:span><text:span text:style-name="T19"> / Complejo / Muy complejo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0">Actor</text:p>
          </table:table-cell>
          <table:table-cell table:style-name="Tabla3.B2" table:number-columns-spanned="3" office:value-type="string">
            <text:p text:style-name="P63">Inquilino – Propietario – <text:span text:style-name="T122">Administrador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0">Objetivo</text:p>
          </table:table-cell>
          <table:table-cell table:style-name="Tabla3.B2" table:number-columns-spanned="3" office:value-type="string">
            <text:p text:style-name="P63"><text:span text:style-name="T94">I</text:span>niciar una sesión en el sistema.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0">Precondición</text:p>
          </table:table-cell>
          <table:table-cell table:style-name="Tabla3.B2" table:number-columns-spanned="3" office:value-type="string">
            <text:p text:style-name="P32"><text:span text:style-name="T22">El </text:span><text:span text:style-name="T46">usuario</text:span><text:span text:style-name="T22"> debe </text:span><text:span text:style-name="T50">haberse registrado en el sistema (</text:span><text:span text:style-name="T3">CU_001_</text:span><text:span text:style-name="T8">CrearUsuario</text:span><text:span text:style-name="T50">)</text:span></text:p>
          </table:table-cell>
          <table:covered-table-cell/>
          <table:covered-table-cell/>
        </table:table-row>
        <table:table-row table:style-name="Tabla3.1">
          <table:table-cell table:style-name="Tabla3.A7" table:number-rows-spanned="7" office:value-type="string">
            <text:p text:style-name="P44">Secuencia normal</text:p>
          </table:table-cell>
          <table:table-cell table:style-name="Tabla3.B7" office:value-type="string">
            <text:p text:style-name="P50">Paso</text:p>
          </table:table-cell>
          <table:table-cell table:style-name="Tabla3.B7" table:number-columns-spanned="2" office:value-type="string">
            <text:p text:style-name="P50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0">1</text:p>
          </table:table-cell>
          <table:table-cell table:style-name="Tabla3.B7" table:number-columns-spanned="2" office:value-type="string">
            <text:p text:style-name="P19"><text:span text:style-name="T22">El caso de uso comienza cuando el </text:span><text:span text:style-name="T46">usuario</text:span><text:span text:style-name="T22"> selecciona la opción “</text:span><text:span text:style-name="T34">Login</text:span><text:span text:style-name="T22">”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0">2</text:p>
          </table:table-cell>
          <table:table-cell table:style-name="Tabla3.B7" table:number-columns-spanned="2" office:value-type="string">
            <text:p text:style-name="P157"><text:span text:style-name="T22">El sistema muestra una interfaz donde se solicitan los siguientes datos: </text:span><text:span text:style-name="T58">email</text:span><text:span text:style-name="T32"> </text:span><text:span text:style-name="T58">y </text:span><text:span text:style-name="T32">contraseña</text:span><text:span text:style-name="T88">.</text:span><text:span text:style-name="T22"> </text:span><text:span text:style-name="T23">O</text:span><text:span text:style-name="T22">pción “</text:span><text:span text:style-name="T34">Login</text:span><text:span text:style-name="T22">” </text:span><text:span text:style-name="T34">y</text:span><text:span text:style-name="T22"> “</text:span><text:span text:style-name="T31">Registrar </text:span><text:span text:style-name="T57">nuevo usuario</text:span><text:span text:style-name="T22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0">3</text:p>
          </table:table-cell>
          <table:table-cell table:style-name="Tabla3.B7" table:number-columns-spanned="2" office:value-type="string">
            <text:p text:style-name="P19"><text:span text:style-name="T22">El </text:span><text:span text:style-name="T46">usuario</text:span><text:span text:style-name="T22"> ingresa todos los datos solicitados y selecciona la opción “</text:span><text:span text:style-name="T35">Login</text:span><text:span text:style-name="T22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64">4</text:p>
          </table:table-cell>
          <table:table-cell table:style-name="Tabla3.B7" table:number-columns-spanned="2" office:value-type="string">
            <text:p text:style-name="P64">El sistema valida la existencia del usuario y que las credenciales sean correctas.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64">5</text:p>
          </table:table-cell>
          <table:table-cell table:style-name="Tabla3.B7" table:number-columns-spanned="2" office:value-type="string">
            <text:p text:style-name="P64">Se inicia dicha sesión. 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151">6</text:p>
          </table:table-cell>
          <table:table-cell table:style-name="Tabla3.B7" table:number-columns-spanned="2" office:value-type="string">
            <text:p text:style-name="P150">Fin de caso de uso.</text:p>
          </table:table-cell>
          <table:covered-table-cell/>
        </table:table-row>
        <table:table-row table:style-name="Tabla3.1">
          <table:table-cell table:style-name="Tabla3.A7" table:number-rows-spanned="3" office:value-type="string">
            <text:p text:style-name="P44">Excepciones</text:p>
          </table:table-cell>
          <table:table-cell table:style-name="Tabla3.B7" office:value-type="string">
            <text:p text:style-name="P50">Paso</text:p>
          </table:table-cell>
          <table:table-cell table:style-name="Tabla3.B7" table:number-columns-spanned="2" office:value-type="string">
            <text:p text:style-name="P50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9"/>
            <text:p text:style-name="P59">3</text:p>
            <text:p text:style-name="P59"/>
            <text:p text:style-name="P59"/>
          </table:table-cell>
          <table:table-cell table:style-name="Tabla3.B7" table:number-columns-spanned="2" office:value-type="string">
            <text:p text:style-name="P19"><text:span text:style-name="T22">El usuario no completa todos los campos y presiona “</text:span><text:span text:style-name="T35">Login</text:span><text:span text:style-name="T22">”. El sistema </text:span><text:span text:style-name="T21">informa que faltan completar datos. </text:span><text:span text:style-name="T34">El usuario completa lo faltante y pre</text:span><text:span text:style-name="T35">si</text:span><text:span text:style-name="T34">ona “</text:span><text:span text:style-name="T35">Login</text:span><text:span text:style-name="T34">”. </text:span><text:span text:style-name="T35">Continua al paso 4</text:span><text:span text:style-name="T34">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107">4</text:p>
            <text:p text:style-name="P107"/>
            <text:p text:style-name="P107"/>
          </table:table-cell>
          <table:table-cell table:style-name="Tabla3.B7" table:number-columns-spanned="2" office:value-type="string">
            <text:p text:style-name="P157"><text:span text:style-name="T67">El </text:span><text:span text:style-name="T68">sistema valida e informa con un mensaje por pantalla que dicho usuario no existe en el sistema. </text:span><text:span text:style-name="T70">El usuario selecciona la opción “</text:span><text:span text:style-name="T77">Registrar </text:span><text:span text:style-name="T78">nuevo usuario</text:span><text:span text:style-name="T70">”. Se llama al caso de uso </text:span><text:span text:style-name="T3">CU_001_</text:span><text:span text:style-name="T8">CrearUsuario</text:span><text:span text:style-name="T66">.</text:span><text:span text:style-name="T8"> </text:span><text:span text:style-name="T69">Fin de caso de uso.</text:span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50">Poscondición</text:p>
          </table:table-cell>
          <table:table-cell table:style-name="Tabla3.B2" table:number-columns-spanned="3" office:value-type="string">
            <text:p text:style-name="P50"><text:s/>- 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0">Casos de Uso asociados</text:p>
          </table:table-cell>
          <table:table-cell table:style-name="Tabla3.B2" table:number-columns-spanned="3" office:value-type="string">
            <text:p text:style-name="P24"><text:span text:style-name="T64">CU_003_</text:span><text:span text:style-name="T66">BuscarAlojamiento – </text:span><text:span text:style-name="T71">Asociación de </text:span><text:span text:style-name="T79">inclusión</text:span></text:p>
            <text:p text:style-name="P178"><text:span text:style-name="T20">CU_005_</text:span><text:span text:style-name="T30">ConsultarReserva</text:span> – Asociación de <text:span text:style-name="T79">inclusión</text:span></text:p>
            <text:p text:style-name="P157"><text:span text:style-name="T20">CU_007_</text:span><text:span text:style-name="T30">ValorarAlojamiento</text:span><text:span text:style-name="T95"> – Asociación de </text:span><text:span text:style-name="T79">inclusión</text:span></text:p>
            <text:p text:style-name="P179"><text:span text:style-name="T20">CU_011_</text:span><text:span text:style-name="T30">RegistrarCheckIn</text:span><text:span text:style-name="T19"> – Asociación de </text:span><text:span text:style-name="T79">inclusión</text:span></text:p>
            <text:p text:style-name="P179"><text:span text:style-name="T20">CU_01</text:span><text:span text:style-name="T24">2</text:span><text:span text:style-name="T20">_</text:span><text:span text:style-name="T30">RegistrarCheckOut</text:span><text:span text:style-name="T19"> – Asociación de </text:span><text:span text:style-name="T79">inclusión</text:span></text:p>
            <text:p text:style-name="P157"><text:span text:style-name="T20">CU_01</text:span><text:span text:style-name="T27">3</text:span><text:span text:style-name="T20">_</text:span><text:span text:style-name="T30">RegistrarAlojamiento</text:span><text:span text:style-name="T28"> – Asociación de </text:span><text:span text:style-name="T79">inclusión</text:span></text:p>
            <text:p text:style-name="P180"><text:span text:style-name="T79">C</text:span><text:span text:style-name="T63">U_</text:span><text:span text:style-name="T81">014</text:span><text:span text:style-name="T63">_EditarReserva </text:span><text:span text:style-name="T80">– Asociación de </text:span><text:span text:style-name="T79">inclusión</text:span></text:p>
            <text:p text:style-name="P180"><text:span text:style-name="T79">C</text:span><text:span text:style-name="T63">U_</text:span><text:span text:style-name="T64">006</text:span><text:span text:style-name="T63">_CancelarReserva </text:span><text:span text:style-name="T80">– Asociación de </text:span><text:span text:style-name="T79">inclusión</text:span></text:p>
            <text:p text:style-name="P180"><text:span text:style-name="T79">C</text:span><text:span text:style-name="T63">U_</text:span><text:span text:style-name="T64">007</text:span><text:span text:style-name="T63">_RealizarPago </text:span><text:span text:style-name="T80">– Asociación de </text:span><text:span text:style-name="T79">inclusión</text:span></text:p>
            <text:p text:style-name="P180"><text:span text:style-name="T79">C</text:span><text:span text:style-name="T63">U_</text:span><text:span text:style-name="T82">016</text:span><text:span text:style-name="T63">_BorrarUsuario </text:span><text:span text:style-name="T80">– Asociación de </text:span><text:span text:style-name="T79">inclusión</text:span></text:p>
            <text:p text:style-name="P158"><text:span text:style-name="T79">C</text:span><text:span text:style-name="T84">U_</text:span><text:span text:style-name="T82">017</text:span><text:span text:style-name="T84">_</text:span><text:span text:style-name="T83">Cobrar</text:span><text:span text:style-name="T84"> </text:span><text:span text:style-name="T80">– Asociación de </text:span><text:span text:style-name="T79">inclusión</text:span></text:p>
            <text:p text:style-name="P181"><text:span text:style-name="T79">C</text:span><text:span text:style-name="T63">U_</text:span><text:span text:style-name="T82">018</text:span><text:span text:style-name="T63">_RegistrarInquilino </text:span><text:span text:style-name="T80">– Asociación de </text:span><text:span text:style-name="T79">inclusión</text:span></text:p>
            <text:p text:style-name="P158"><text:span text:style-name="T79">CU_</text:span><text:span text:style-name="T82">01</text:span><text:span text:style-name="T83">9</text:span><text:span text:style-name="T79">_</text:span><text:span text:style-name="T83">DespublicarInquilino</text:span><text:span text:style-name="T79"> </text:span><text:span text:style-name="T80">– Asociación de </text:span><text:span text:style-name="T79">inclusión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0">Observaciones</text:p>
          </table:table-cell>
          <table:table-cell table:style-name="Tabla3.B7" table:number-columns-spanned="3" office:value-type="string">
            <text:list xml:id="list491223623" text:style-name="L2">
              <text:list-item>
                <text:p text:style-name="P153"><text:span text:style-name="T29">El actor puede </text:span><text:span text:style-name="T33">cancelar</text:span><text:span text:style-name="T29"> 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3"/>
      <text:p text:style-name="P3"/>
      <text:h text:style-name="P119" text:outline-level="1">Descripción de un Caso de Uso</text:h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0"><text:span text:style-name="T2">CU-0</text:span><text:span text:style-name="T9">03</text:span></text:p>
          </table:table-cell>
          <table:table-cell table:style-name="Tabla4.B1" table:number-columns-spanned="2" office:value-type="string">
            <text:p text:style-name="P108"><text:span text:style-name="T20">CU_003_</text:span><text:span text:style-name="T30">BuscarAlojamiento</text:span></text:p>
          </table:table-cell>
          <table:covered-table-cell/>
          <table:table-cell table:style-name="Tabla4.B1" office:value-type="string">
            <text:p text:style-name="P20"><text:span text:style-name="T2">VERSIÓN </text:span><text:span text:style-name="T4">1</text:span></text:p>
          </table:table-cell>
        </table:table-row>
        <table:table-row table:style-name="Tabla4.1">
          <table:table-cell table:style-name="Tabla4.A2" office:value-type="string">
            <text:p text:style-name="P51">Prioridad</text:p>
          </table:table-cell>
          <table:table-cell table:style-name="Tabla4.B2" table:number-columns-spanned="3" office:value-type="string">
            <text:p text:style-name="P20"><text:span text:style-name="T2">Alta</text:span><text:span text:style-name="T19"> / Media / Baja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1">Complejidad</text:p>
          </table:table-cell>
          <table:table-cell table:style-name="Tabla4.B2" table:number-columns-spanned="3" office:value-type="string">
            <text:p text:style-name="P20"><text:span text:style-name="T19">Simple / </text:span><text:span text:style-name="T63">Mediano</text:span><text:span text:style-name="T19"> / </text:span><text:span text:style-name="T2">Complejo</text:span><text:span text:style-name="T19"> / Muy complejo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1">Actor</text:p>
          </table:table-cell>
          <table:table-cell table:style-name="Tabla4.B2" table:number-columns-spanned="3" office:value-type="string">
            <text:p text:style-name="P65">Inquilino – Propietari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1">Objetivo</text:p>
          </table:table-cell>
          <table:table-cell table:style-name="Tabla4.B2" table:number-columns-spanned="3" office:value-type="string">
            <text:p text:style-name="P77">Buscar alojamientos disponibles según los filtros aplicados.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1">Precondición</text:p>
          </table:table-cell>
          <table:table-cell table:style-name="Tabla4.B2" table:number-columns-spanned="3" office:value-type="string">
            <text:p text:style-name="P25"><text:span text:style-name="T7">-</text:span></text:p>
          </table:table-cell>
          <table:covered-table-cell/>
          <table:covered-table-cell/>
        </table:table-row>
        <table:table-row table:style-name="Tabla4.1">
          <table:table-cell table:style-name="Tabla4.A7" table:number-rows-spanned="8" office:value-type="string">
            <text:p text:style-name="P45">Secuencia normal</text:p>
          </table:table-cell>
          <table:table-cell table:style-name="Tabla4.B7" office:value-type="string">
            <text:p text:style-name="P51">Paso</text:p>
          </table:table-cell>
          <table:table-cell table:style-name="Tabla4.B7" table:number-columns-spanned="2" office:value-type="string">
            <text:p text:style-name="P51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51">1</text:p>
          </table:table-cell>
          <table:table-cell table:style-name="Tabla4.B7" table:number-columns-spanned="2" office:value-type="string">
            <text:p text:style-name="P20"><text:span text:style-name="T22">El caso de uso comienza cuando el </text:span><text:span text:style-name="T53">inquilino</text:span><text:span text:style-name="T37"> selecciona la opción “Buscar alojamientos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40">2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table-cell table:style-name="Tabla4.B7" table:number-columns-spanned="2" office:value-type="string">
            <text:p text:style-name="P21"><text:span text:style-name="T92">El sistema muestra una interfaz donde se solicitan los siguientes </text:span><text:span text:style-name="T93">filtros</text:span><text:span text:style-name="T92">:</text:span></text:p>
            <text:list xml:id="list1575212957" text:style-name="L3">
              <text:list-item>
                <text:list>
                  <text:list-item>
                    <text:p text:style-name="P130">Fecha de check-in <text:span text:style-name="T99">(obligatorio)</text:span>.</text:p>
                  </text:list-item>
                  <text:list-item>
                    <text:p text:style-name="P130">Fecha de check-out <text:span text:style-name="T99">(obligatorio)</text:span>.</text:p>
                  </text:list-item>
                  <text:list-item>
                    <text:p text:style-name="P130">Ocupación máxima <text:span text:style-name="T99">(obligatorio)</text:span>.</text:p>
                  </text:list-item>
                  <text:list-item>
                    <text:p text:style-name="P132">Zona turística <text:span text:style-name="T100">(obligatorio)</text:span>.</text:p>
                  </text:list-item>
                  <text:list-item>
                    <text:p text:style-name="P134">Número de dormitorios.</text:p>
                  </text:list-item>
                  <text:list-item>
                    <text:p text:style-name="P134">Número de baños.</text:p>
                  </text:list-item>
                  <text:list-item>
                    <text:p text:style-name="P134"><text:span text:style-name="T101">Checkbox para elegir c</text:span>omodidades.</text:p>
                  </text:list-item>
                  <text:list-item>
                    <text:p text:style-name="P134"><text:span text:style-name="T101">Lista para elegir un m</text:span>edio de pago.</text:p>
                  </text:list-item>
                  <text:list-item>
                    <text:p text:style-name="P134">Valoración <text:span text:style-name="T123">mínima y máxima.</text:span></text:p>
                  </text:list-item>
                  <text:list-item>
                    <text:p text:style-name="P134">Precio mínimo y máximo.</text:p>
                  </text:list-item>
                </text:list>
              </text:list-item>
            </text:list>
            <text:p text:style-name="P124"><text:span text:style-name="T104">P</text:span><text:span text:style-name="T101">roporciona </text:span><text:span text:style-name="T104">un ordenamiento de los alojamientos por:</text:span></text:p>
            <text:list xml:id="list1757451700" text:style-name="L4">
              <text:list-item>
                <text:list>
                  <text:list-item>
                    <text:p text:style-name="P135">Menor precio.</text:p>
                  </text:list-item>
                  <text:list-item>
                    <text:p text:style-name="P135">Mayor precio.</text:p>
                  </text:list-item>
                  <text:list-item>
                    <text:p text:style-name="P135">Mejor valorado.</text:p>
                  </text:list-item>
                  <text:list-item>
                    <text:p text:style-name="P135">Peor valorado.</text:p>
                  </text:list-item>
                  <text:list-item>
                    <text:p text:style-name="P135">Más antiguo.</text:p>
                  </text:list-item>
                  <text:list-item>
                    <text:p text:style-name="P135">Más reciente.</text:p>
                  </text:list-item>
                </text:list>
              </text:list-item>
            </text:list>
            <text:p text:style-name="P125">Por defecto el ordenamiento será por mejor valorado.</text:p>
            <text:p text:style-name="P124"/>
            <text:p text:style-name="P124"><text:span text:style-name="T104">Además proporciona </text:span><text:span text:style-name="T103">las</text:span><text:span text:style-name="T101"> opci</text:span><text:span text:style-name="T103">ones</text:span><text:span text:style-name="T101"> “</text:span><text:span text:style-name="T102">Limpiar filtros” </text:span><text:span text:style-name="T103">y</text:span><text:span text:style-name="T102"> “Buscar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40">3</text:p>
          </table:table-cell>
          <table:table-cell table:style-name="Tabla4.B7" table:number-columns-spanned="2" office:value-type="string">
            <text:p text:style-name="P21"><text:span text:style-name="T22">El </text:span><text:span text:style-name="T53">inquilino</text:span><text:span text:style-name="T22"> ingresa todos los datos solicitados y selecciona la opción “</text:span><text:span text:style-name="T38">Buscar</text:span><text:span text:style-name="T22">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40">4</text:p>
          </table:table-cell>
          <table:table-cell table:style-name="Tabla4.B7" table:number-columns-spanned="2" office:value-type="string">
            <text:p text:style-name="P18"><text:span text:style-name="T21">El sistema </text:span><text:span text:style-name="T38">muestra todos los alojamientos que cumplen con los filtros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86">5</text:p>
          </table:table-cell>
          <table:table-cell table:style-name="Tabla4.B7" table:number-columns-spanned="2" office:value-type="string">
            <text:p text:style-name="P110">El inquilino selecciona un alojamiento del listado. 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86">6</text:p>
          </table:table-cell>
          <table:table-cell table:style-name="Tabla4.B7" table:number-columns-spanned="2" office:value-type="string">
            <text:p text:style-name="P110">El sistema muestra la siguiente información del alojamiento seleccionado:</text:p>
            <text:list xml:id="list2123666659" text:style-name="L5">
              <text:list-item>
                <text:list>
                  <text:list-item>
                    <text:p text:style-name="P141"><text:span text:style-name="T111">F</text:span>echa de check-in.</text:p>
                  </text:list-item>
                  <text:list-item>
                    <text:p text:style-name="P141">Fecha de check-out.</text:p>
                  </text:list-item>
                  <text:list-item>
                    <text:p text:style-name="P131">Ocupación máxima.</text:p>
                  </text:list-item>
                  <text:list-item>
                    <text:p text:style-name="P133">Zona turística.</text:p>
                  </text:list-item>
                  <text:list-item>
                    <text:p text:style-name="P136"><text:soft-page-break/>Número de dormitorios.</text:p>
                  </text:list-item>
                  <text:list-item>
                    <text:p text:style-name="P136">Número de baños.</text:p>
                  </text:list-item>
                  <text:list-item>
                    <text:p text:style-name="P137">Comodidades.</text:p>
                  </text:list-item>
                  <text:list-item>
                    <text:p text:style-name="P136"><text:span text:style-name="T111">Formas</text:span> de pago <text:span text:style-name="T111">habilitadas.</text:span></text:p>
                  </text:list-item>
                  <text:list-item>
                    <text:p text:style-name="P136">Valoración.</text:p>
                  </text:list-item>
                </text:list>
                <text:p text:style-name="P138">Ademas el sistema proporciona una opción para reservar el alojamiento.</text:p>
              </text:list-item>
            </text:list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86">7</text:p>
          </table:table-cell>
          <table:table-cell table:style-name="Tabla4.B7" table:number-columns-spanned="2" office:value-type="string">
            <text:p text:style-name="P60">Fin del Caso de Uso.</text:p>
          </table:table-cell>
          <table:covered-table-cell/>
        </table:table-row>
        <table:table-row table:style-name="Tabla4.1">
          <table:table-cell table:style-name="Tabla4.A7" table:number-rows-spanned="3" office:value-type="string">
            <text:p text:style-name="P45">Excepciones</text:p>
          </table:table-cell>
          <table:table-cell table:style-name="Tabla4.B7" office:value-type="string">
            <text:p text:style-name="P51">Paso</text:p>
          </table:table-cell>
          <table:table-cell table:style-name="Tabla4.B7" table:number-columns-spanned="2" office:value-type="string">
            <text:p text:style-name="P51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104">3</text:p>
            <text:p text:style-name="P104"/>
            <text:p text:style-name="P104"/>
          </table:table-cell>
          <table:table-cell table:style-name="Tabla4.B7" table:number-columns-spanned="2" office:value-type="string">
            <text:p text:style-name="P34"><text:span text:style-name="T112">El usuario no ingresa algunos de los campos obligatorios y selecciona la opción “Buscar”. El sistema informa por pantalla la falta de dichos datos. El </text:span><text:span text:style-name="T111">Inquilino</text:span><text:span text:style-name="T112"> ingresa dichos datos y selecciona la opción “Buscar. Continúa al paso 4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68">5</text:p>
            <text:p text:style-name="P68"/>
            <text:p text:style-name="P68"/>
          </table:table-cell>
          <table:table-cell table:style-name="Tabla4.B7" table:number-columns-spanned="2" office:value-type="string">
            <text:p text:style-name="P160"><text:span text:style-name="T26">E</text:span><text:span text:style-name="T60">l sistema no encuentra alojamientos que cumplan con los filtros. Muestra un mensaje por pantalla indicando al usuario </text:span><text:span text:style-name="T59">que no se encontraron alojamientos</text:span><text:span text:style-name="T60">. Vuelve al paso 3.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51">Poscondición</text:p>
          </table:table-cell>
          <table:table-cell table:style-name="Tabla4.B2" table:number-columns-spanned="3" office:value-type="string">
            <text:p text:style-name="P51"><text:s/>- </text:p>
          </table:table-cell>
          <table:covered-table-cell/>
          <table:covered-table-cell/>
        </table:table-row>
        <table:table-row table:style-name="Tabla4.19">
          <table:table-cell table:style-name="Tabla4.A2" office:value-type="string">
            <text:p text:style-name="P51">Casos de Uso asociados</text:p>
          </table:table-cell>
          <table:table-cell table:style-name="Tabla4.B2" table:number-columns-spanned="3" office:value-type="string">
            <text:p text:style-name="P20"><text:span text:style-name="T65">-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1">Observaciones</text:p>
          </table:table-cell>
          <table:table-cell table:style-name="Tabla4.B7" table:number-columns-spanned="3" office:value-type="string">
            <text:list xml:id="list3556680501" text:style-name="L6">
              <text:list-item>
                <text:p text:style-name="P143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4"/>
      <text:p text:style-name="P4"/>
      <text:h text:style-name="P121" text:outline-level="1">Descripción de un Caso de Uso</text:h>
      <text:p text:style-name="P1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3"><text:span text:style-name="T2">CU-0</text:span><text:span text:style-name="T9">0</text:span><text:span text:style-name="T11">4</text:span></text:p>
          </table:table-cell>
          <table:table-cell table:style-name="Tabla8.B1" table:number-columns-spanned="2" office:value-type="string">
            <text:p text:style-name="P33"><text:span text:style-name="T3">CU_00</text:span><text:span text:style-name="T12">4</text:span><text:span text:style-name="T3">_</text:span><text:span text:style-name="T12">Reserv</text:span><text:span text:style-name="T8">arAlojamiento</text:span></text:p>
          </table:table-cell>
          <table:covered-table-cell/>
          <table:table-cell table:style-name="Tabla8.B1" office:value-type="string">
            <text:p text:style-name="P33"><text:span text:style-name="T2">VERSIÓN </text:span><text:span text:style-name="T4">1</text:span></text:p>
          </table:table-cell>
        </table:table-row>
        <table:table-row table:style-name="Tabla8.1">
          <table:table-cell table:style-name="Tabla8.A2" office:value-type="string">
            <text:p text:style-name="P53">Prioridad</text:p>
          </table:table-cell>
          <table:table-cell table:style-name="Tabla8.B2" table:number-columns-spanned="3" office:value-type="string">
            <text:p text:style-name="P33"><text:span text:style-name="T2">Alta</text:span><text:span text:style-name="T19"> / Media / Baja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3">Complejidad</text:p>
          </table:table-cell>
          <table:table-cell table:style-name="Tabla8.B2" table:number-columns-spanned="3" office:value-type="string">
            <text:p text:style-name="P33"><text:span text:style-name="T19">Simple / </text:span><text:span text:style-name="T63">Mediano</text:span><text:span text:style-name="T19"> / </text:span><text:span text:style-name="T63">Complejo</text:span><text:span text:style-name="T19"> / </text:span><text:span text:style-name="T2">Muy complejo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3">Actor</text:p>
          </table:table-cell>
          <table:table-cell table:style-name="Tabla8.B2" table:number-columns-spanned="3" office:value-type="string">
            <text:p text:style-name="P66">Inquilino - <text:span text:style-name="T124">Propietario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3">Objetivo</text:p>
          </table:table-cell>
          <table:table-cell table:style-name="Tabla8.B2" table:number-columns-spanned="3" office:value-type="string">
            <text:p text:style-name="P33"><text:span text:style-name="T61">Generar y registrar en el sistema una reserva de un alojamiento</text:span><text:span text:style-name="T20">.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3">Precondición</text:p>
          </table:table-cell>
          <table:table-cell table:style-name="Tabla8.B2" table:number-columns-spanned="3" office:value-type="string">
            <text:p text:style-name="P33"><text:span text:style-name="T22">El </text:span><text:span text:style-name="T51">Inquilino</text:span><text:span text:style-name="T22"> debe </text:span><text:span text:style-name="T52">estar</text:span><text:span text:style-name="T36"> logueado en el sistema </text:span><text:span text:style-name="T52">(</text:span><text:span text:style-name="T3">CU_00</text:span><text:span text:style-name="T7">2</text:span><text:span text:style-name="T3">_</text:span><text:span text:style-name="T7">Login</text:span><text:span text:style-name="T11">)</text:span><text:span text:style-name="T72">, </text:span><text:span text:style-name="T73">y haber buscado el alojamiento por medio de la aplicación (</text:span><text:span text:style-name="T3">CU_003_</text:span><text:span text:style-name="T8">BuscarAlojamiento</text:span><text:span text:style-name="T73">)</text:span></text:p>
          </table:table-cell>
          <table:covered-table-cell/>
          <table:covered-table-cell/>
        </table:table-row>
        <table:table-row table:style-name="Tabla8.1">
          <table:table-cell table:style-name="Tabla8.A7" table:number-rows-spanned="5" office:value-type="string">
            <text:p text:style-name="P47">Secuencia normal</text:p>
          </table:table-cell>
          <table:table-cell table:style-name="Tabla8.B7" office:value-type="string">
            <text:p text:style-name="P53">Paso</text:p>
          </table:table-cell>
          <table:table-cell table:style-name="Tabla8.B7" table:number-columns-spanned="2" office:value-type="string">
            <text:p text:style-name="P53">Acción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53">1</text:p>
          </table:table-cell>
          <table:table-cell table:style-name="Tabla8.B7" table:number-columns-spanned="2" office:value-type="string">
            <text:p text:style-name="P33"><text:span text:style-name="T22">El caso de uso comienza cuando el </text:span><text:span text:style-name="T52">Inquilino</text:span><text:span text:style-name="T37"> selecciona la opción “</text:span><text:span text:style-name="T52">Reservar alojamiento</text:span><text:span text:style-name="T37">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8">2</text:p>
          </table:table-cell>
          <table:table-cell table:style-name="Tabla8.B7" table:number-columns-spanned="2" office:value-type="string">
            <text:p text:style-name="P33"><text:span text:style-name="T108">El </text:span><text:span text:style-name="T109">sistema muestra la siguiente información de la reserva a confirmar</text:span><text:span text:style-name="T108">:</text:span></text:p>
            <text:list xml:id="list1917593157" text:style-name="L7">
              <text:list-item>
                <text:p text:style-name="P154"><text:span text:style-name="T125">Código de reserva</text:span><text:span text:style-name="T108">.</text:span></text:p>
              </text:list-item>
              <text:list-item>
                <text:p text:style-name="P154"><text:span text:style-name="T108">Fecha </text:span><text:span text:style-name="T109">check-in.</text:span></text:p>
              </text:list-item>
              <text:list-item>
                <text:p text:style-name="P154"><text:span text:style-name="T108">Fecha </text:span><text:span text:style-name="T109">check-out.</text:span></text:p>
              </text:list-item>
              <text:list-item>
                <text:p text:style-name="P182">Inquilino:</text:p>
                <text:list>
                  <text:list-item>
                    <text:p text:style-name="P182">Nombre.</text:p>
                  </text:list-item>
                  <text:list-item>
                    <text:p text:style-name="P182">Apellido.</text:p>
                  </text:list-item>
                  <text:list-item>
                    <text:p text:style-name="P182">DNI.</text:p>
                  </text:list-item>
                  <text:list-item>
                    <text:p text:style-name="P182">Email.</text:p>
                  </text:list-item>
                </text:list>
              </text:list-item>
              <text:list-item>
                <text:p text:style-name="P166">Alojamiento:</text:p>
                <text:list>
                  <text:list-item>
                    <text:p text:style-name="P168">Nro de dormitorios.</text:p>
                  </text:list-item>
                  <text:list-item>
                    <text:p text:style-name="P168">Nro de baños.</text:p>
                  </text:list-item>
                  <text:list-item>
                    <text:p text:style-name="P168">Comodidades.</text:p>
                  </text:list-item>
                  <text:list-item>
                    <text:p text:style-name="P168">Dirección.</text:p>
                  </text:list-item>
                  <text:list-item>
                    <text:p text:style-name="P168">Zona Turística.</text:p>
                  </text:list-item>
                </text:list>
              </text:list-item>
              <text:list-item>
                <text:p text:style-name="P168">Propietario.</text:p>
                <text:list>
                  <text:list-item>
                    <text:p text:style-name="P168">Nombre.</text:p>
                  </text:list-item>
                  <text:list-item>
                    <text:p text:style-name="P168">Apellido.</text:p>
                  </text:list-item>
                  <text:list-item>
                    <text:p text:style-name="P168">Teléfono.</text:p>
                  </text:list-item>
                  <text:list-item>
                    <text:p text:style-name="P168">E-mail.</text:p>
                  </text:list-item>
                </text:list>
              </text:list-item>
              <text:list-item>
                <text:p text:style-name="P166">Cantidad Inquilinos.</text:p>
              </text:list-item>
              <text:list-item>
                <text:p text:style-name="P182">Monto.</text:p>
              </text:list-item>
            </text:list>
            <text:p text:style-name="P162"><text:span text:style-name="T110">Y proporciona la opción “</text:span><text:span text:style-name="T125">Pagar</text:span><text:span text:style-name="T110"> Reserva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8">3</text:p>
          </table:table-cell>
          <table:table-cell table:style-name="Tabla8.B7" table:number-columns-spanned="2" office:value-type="string">
            <text:p text:style-name="P162">El Inquilino selección la opción “<text:span text:style-name="T125">Pagar</text:span><text:span text:style-name="T110"> Reserva”.</text:span></text:p>
            <text:p text:style-name="P185">Se llama al <text:span text:style-name="T120">CU_07_RealizarPago</text:span></text:p>
          </table:table-cell>
          <table:covered-table-cell/>
        </table:table-row>
        <table:table-row table:style-name="Tabla8.11">
          <table:covered-table-cell/>
          <table:table-cell table:style-name="Tabla8.B7" office:value-type="string">
            <text:p text:style-name="P81">4</text:p>
          </table:table-cell>
          <table:table-cell table:style-name="Tabla8.B7" table:number-columns-spanned="2" office:value-type="string">
            <text:p text:style-name="P33"><text:span text:style-name="T110">El sistema registra una nueva reserva con los datos anteriormente confirmados</text:span><text:span text:style-name="T13">.</text:span><text:span text:style-name="T74"> Fin del CU.</text:span></text:p>
          </table:table-cell>
          <table:covered-table-cell/>
        </table:table-row>
        <table:table-row table:style-name="Tabla8.1">
          <table:table-cell table:style-name="Tabla8.A7" office:value-type="string">
            <text:p text:style-name="P47">Excepciones</text:p>
          </table:table-cell>
          <table:table-cell table:style-name="Tabla8.B7" office:value-type="string">
            <text:p text:style-name="P53">Paso</text:p>
          </table:table-cell>
          <table:table-cell table:style-name="Tabla8.B7" table:number-columns-spanned="2" office:value-type="string">
            <text:p text:style-name="P53">Ac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53">Poscondición</text:p>
          </table:table-cell>
          <table:table-cell table:style-name="Tabla8.B2" table:number-columns-spanned="3" office:value-type="string">
            <text:p text:style-name="P53"><text:s/>- 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3">Casos de Uso asociados</text:p>
          </table:table-cell>
          <table:table-cell table:style-name="Tabla8.B2" table:number-columns-spanned="3" office:value-type="string">
            <text:p text:style-name="P33"><text:span text:style-name="T3">CU_003_</text:span><text:span text:style-name="T8">BuscarAlojamiento </text:span><text:span text:style-name="T19">– </text:span><text:span text:style-name="T63">Asociación de </text:span><text:span text:style-name="T65">extensión.</text:span></text:p>
            <text:p text:style-name="P33"><text:span text:style-name="T3">CU_00</text:span><text:span text:style-name="T13">5</text:span><text:span text:style-name="T3">_</text:span><text:span text:style-name="T13">Consult</text:span><text:span text:style-name="T8">ar</text:span><text:span text:style-name="T13">Reserva </text:span><text:span text:style-name="T74">- <text:s/>Asociación de inclusión.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3">Observaciones</text:p>
          </table:table-cell>
          <table:table-cell table:style-name="Tabla8.B7" table:number-columns-spanned="3" office:value-type="string">
            <text:list xml:id="list1140588881" text:style-name="L8">
              <text:list-item>
                <text:p text:style-name="P144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6"/>
      <text:h text:style-name="P120" text:outline-level="1">Descripción de un Caso de Uso</text:h>
      <text:p text:style-name="P1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2"><text:span text:style-name="T2">CU-0</text:span><text:span text:style-name="T6">05</text:span></text:p>
          </table:table-cell>
          <table:table-cell table:style-name="Tabla5.B1" table:number-columns-spanned="2" office:value-type="string">
            <text:p text:style-name="P22"><text:span text:style-name="T5">CU_005_</text:span><text:span text:style-name="T10">ConsultarReserva</text:span></text:p>
          </table:table-cell>
          <table:covered-table-cell/>
          <table:table-cell table:style-name="Tabla5.B1" office:value-type="string">
            <text:p text:style-name="P22"><text:span text:style-name="T2">VERSIÓN </text:span><text:span text:style-name="T4">1</text:span></text:p>
          </table:table-cell>
        </table:table-row>
        <table:table-row table:style-name="Tabla5.1">
          <table:table-cell table:style-name="Tabla5.A2" office:value-type="string">
            <text:p text:style-name="P52">Prioridad</text:p>
          </table:table-cell>
          <table:table-cell table:style-name="Tabla5.B2" table:number-columns-spanned="3" office:value-type="string">
            <text:p text:style-name="P22"><text:span text:style-name="T2">Alta</text:span><text:span text:style-name="T19"> / Media / Baja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2">Complejidad</text:p>
          </table:table-cell>
          <table:table-cell table:style-name="Tabla5.B2" table:number-columns-spanned="3" office:value-type="string">
            <text:p text:style-name="P22"><text:span text:style-name="T19">Simple / </text:span><text:span text:style-name="T63">Mediano</text:span><text:span text:style-name="T19"> / </text:span><text:span text:style-name="T2">Complejo</text:span><text:span text:style-name="T19"> / Muy complejo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2">Actor</text:p>
          </table:table-cell>
          <table:table-cell table:style-name="Tabla5.B2" table:number-columns-spanned="3" office:value-type="string">
            <text:p text:style-name="P69">Inquilino - Propietario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2">Objetivo</text:p>
          </table:table-cell>
          <table:table-cell table:style-name="Tabla5.B2" table:number-columns-spanned="3" office:value-type="string">
            <text:p text:style-name="P83">Mostrar el histórico de reservas de un usuario y mostrar la información de una reserva elegida por el usuario.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2">Precondición</text:p>
          </table:table-cell>
          <table:table-cell table:style-name="Tabla5.B2" table:number-columns-spanned="3" office:value-type="string">
            <text:p text:style-name="P26"><text:span text:style-name="T22">El </text:span><text:span text:style-name="T46">usuario</text:span><text:span text:style-name="T22"> debe </text:span><text:span text:style-name="T36">estar logueado en el sistema </text:span><text:span text:style-name="T3">CU_00</text:span><text:span text:style-name="T7">2</text:span><text:span text:style-name="T3">_</text:span><text:span text:style-name="T7">Login.</text:span></text:p>
          </table:table-cell>
          <table:covered-table-cell/>
          <table:covered-table-cell/>
        </table:table-row>
        <table:table-row table:style-name="Tabla5.1">
          <table:table-cell table:style-name="Tabla5.A7" table:number-rows-spanned="6" office:value-type="string">
            <text:p text:style-name="P46">Secuencia normal</text:p>
          </table:table-cell>
          <table:table-cell table:style-name="Tabla5.B7" office:value-type="string">
            <text:p text:style-name="P52">Paso</text:p>
          </table:table-cell>
          <table:table-cell table:style-name="Tabla5.B7" table:number-columns-spanned="2" office:value-type="string">
            <text:p text:style-name="P52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2">1</text:p>
          </table:table-cell>
          <table:table-cell table:style-name="Tabla5.B7" table:number-columns-spanned="2" office:value-type="string">
            <text:p text:style-name="P22"><text:span text:style-name="T22">El caso de uso comienza cuando el </text:span><text:span text:style-name="T39">usuario</text:span><text:span text:style-name="T22"> selecciona la opción “</text:span><text:span text:style-name="T43">Mis</text:span><text:span text:style-name="T39"> Reservas</text:span><text:span text:style-name="T22">”</text:span></text:p>
          </table:table-cell>
          <table:covered-table-cell/>
        </table:table-row>
        <table:table-row table:style-name="Tabla5.9">
          <table:covered-table-cell/>
          <table:table-cell table:style-name="Tabla5.B7" office:value-type="string">
            <text:p text:style-name="P52">2</text:p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  <table:table-cell table:style-name="Tabla5.B7" table:number-columns-spanned="2" office:value-type="string">
            <text:p text:style-name="P27"><text:span text:style-name="T22">El sistema muestra una interfaz </text:span><text:span text:style-name="T41">con una tabla </text:span><text:span text:style-name="T22">donde se </text:span><text:span text:style-name="T40">listan las reservas realizadas por el usuario desde su creación ordenadas desde las más reciente hasta la más antigua.</text:span></text:p>
            <text:p text:style-name="P84"/>
            <text:p text:style-name="P184"><text:span text:style-name="T40">D</text:span><text:span text:style-name="T19">icha tabla contiene la siguiente información:</text:span></text:p>
            <text:list xml:id="list475307378" text:style-name="L14">
              <text:list-item>
                <text:p text:style-name="P189"><text:span text:style-name="T19">Nombre de alojamiento.</text:span></text:p>
              </text:list-item>
              <text:list-item>
                <text:p text:style-name="P189"><text:span text:style-name="T19">Fecha de Check-in.</text:span></text:p>
              </text:list-item>
              <text:list-item>
                <text:p text:style-name="P189"><text:span text:style-name="T19">Fecha de Check-out.</text:span></text:p>
              </text:list-item>
              <text:list-item>
                <text:p text:style-name="P189"><text:span text:style-name="T19">Zona turística.</text:span></text:p>
              </text:list-item>
              <text:list-item>
                <text:p text:style-name="P189"><text:span text:style-name="T19">Estado </text:span><text:span text:style-name="T62">de reserva.</text:span></text:p>
              </text:list-item>
            </text:list>
            <text:p text:style-name="P85">Cada registro de la columna Nombre de alojamiento será un link referenciando a información detallada de dicha reserva.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2">3</text:p>
          </table:table-cell>
          <table:table-cell table:style-name="Tabla5.B7" table:number-columns-spanned="2" office:value-type="string">
            <text:p text:style-name="P22"><text:span text:style-name="T22">El </text:span><text:span text:style-name="T42">usuario</text:span><text:span text:style-name="T22"> </text:span><text:span text:style-name="T44">selecciona</text:span><text:span text:style-name="T43"> </text:span><text:span text:style-name="T44">una reserva en particular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2">4</text:p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  <table:table-cell table:style-name="Tabla5.B7" table:number-columns-spanned="2" office:value-type="string">
            <text:p text:style-name="P28"><text:span text:style-name="T25">El sistema </text:span><text:span text:style-name="T45">muestra una interfaz </text:span><text:span text:style-name="T47">con</text:span><text:span text:style-name="T45"> la información de dicha reserva:</text:span></text:p>
            <text:list xml:id="list4539713757557" text:continue-list="list1757451700" text:style-name="L4">
              <text:list-item>
                <text:list>
                  <text:list-item>
                    <text:p text:style-name="P164"><text:span text:style-name="T125">Código de reserva</text:span><text:span text:style-name="T108">.</text:span></text:p>
                  </text:list-item>
                  <text:list-item>
                    <text:p text:style-name="P164"><text:span text:style-name="T108">Fecha </text:span><text:span text:style-name="T109">check-in.</text:span></text:p>
                  </text:list-item>
                  <text:list-item>
                    <text:p text:style-name="P164"><text:span text:style-name="T108">Fecha </text:span><text:span text:style-name="T109">check-out.</text:span></text:p>
                  </text:list-item>
                  <text:list-item>
                    <text:p text:style-name="P183">Inquilino:</text:p>
                    <text:list>
                      <text:list-item>
                        <text:p text:style-name="P183">Nombre.</text:p>
                      </text:list-item>
                      <text:list-item>
                        <text:p text:style-name="P183">Apellido.</text:p>
                      </text:list-item>
                      <text:list-item>
                        <text:p text:style-name="P183">DNI.</text:p>
                      </text:list-item>
                      <text:list-item>
                        <text:p text:style-name="P183">Email.</text:p>
                      </text:list-item>
                    </text:list>
                  </text:list-item>
                  <text:list-item>
                    <text:p text:style-name="P167">Alojamiento:</text:p>
                    <text:list>
                      <text:list-item>
                        <text:p text:style-name="P169">Nro de dormitorios.</text:p>
                      </text:list-item>
                      <text:list-item>
                        <text:p text:style-name="P169">Nro de baños.</text:p>
                      </text:list-item>
                      <text:list-item>
                        <text:p text:style-name="P169">Comodidades.</text:p>
                      </text:list-item>
                      <text:list-item>
                        <text:p text:style-name="P169">Dirección.</text:p>
                      </text:list-item>
                      <text:list-item>
                        <text:p text:style-name="P169">Zona Turística.</text:p>
                      </text:list-item>
                    </text:list>
                  </text:list-item>
                  <text:list-item>
                    <text:p text:style-name="P169">Propietario.</text:p>
                    <text:list>
                      <text:list-item>
                        <text:p text:style-name="P169">Nombre.</text:p>
                      </text:list-item>
                      <text:list-item>
                        <text:p text:style-name="P169">Apellido.</text:p>
                      </text:list-item>
                      <text:list-item>
                        <text:p text:style-name="P169">Teléfono.</text:p>
                      </text:list-item>
                      <text:list-item>
                        <text:p text:style-name="P169">E-mail.</text:p>
                      </text:list-item>
                    </text:list>
                  </text:list-item>
                  <text:list-item>
                    <text:p text:style-name="P167">Cantidad Inquilinos.</text:p>
                  </text:list-item>
                  <text:list-item>
                    <text:p text:style-name="P152"><text:span text:style-name="T127">Monto.</text:span></text:p>
                  </text:list-item>
                  <text:list-item>
                    <text:p text:style-name="P139"><text:soft-page-break/>Estado <text:span text:style-name="T105">de reserva</text:span>.</text:p>
                    <text:p text:style-name="P140"/>
                  </text:list-item>
                </text:list>
              </text:list-item>
            </text:list>
            <text:p text:style-name="P126">El sistema proporciona las opciones “Cancelar Reserva”, “<text:span text:style-name="T106">Editar Reserva” y</text:span> “Pagar <text:span text:style-name="T106">Reserva</text:span>”.</text:p>
            <text:p text:style-name="P127">Dichas opciones estarán deshabilitadas cuando la fecha de check-in de la reserva sea menor a la fecha actual.</text:p>
            <text:p text:style-name="P128"><text:span text:style-name="T90">L</text:span><text:span text:style-name="T89">a opción “Pagar Reserva” estará deshabilitada cuando el estado de la reserva sea “Pagada” </text:span><text:span text:style-name="T91">o “Cancelada”</text:span><text:span text:style-name="T89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2">5</text:p>
          </table:table-cell>
          <table:table-cell table:style-name="Tabla5.B7" table:number-columns-spanned="2" office:value-type="string">
            <text:p text:style-name="P61">Fin del Caso de Uso</text:p>
          </table:table-cell>
          <table:covered-table-cell/>
        </table:table-row>
        <table:table-row table:style-name="Tabla5.1">
          <table:table-cell table:style-name="Tabla5.A7" table:number-rows-spanned="5" office:value-type="string">
            <text:p text:style-name="P46">Excepciones</text:p>
          </table:table-cell>
          <table:table-cell table:style-name="Tabla5.B7" office:value-type="string">
            <text:p text:style-name="P52">Paso</text:p>
          </table:table-cell>
          <table:table-cell table:style-name="Tabla5.B7" table:number-columns-spanned="2" office:value-type="string">
            <text:p text:style-name="P52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109">2</text:p>
            <text:p text:style-name="P109"/>
          </table:table-cell>
          <table:table-cell table:style-name="Tabla5.B7" table:number-columns-spanned="2" office:value-type="string">
            <text:p text:style-name="P70">En caso que el usuario no tenga ninguna reserva en su historial, <text:span text:style-name="T107">el sistema mostrará un mensaje por pantalla indicando dicha situación. Fin de caso de uso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1">4</text:p>
            <text:p text:style-name="P71"/>
          </table:table-cell>
          <table:table-cell table:style-name="Tabla5.B7" table:number-columns-spanned="2" office:value-type="string">
            <text:p text:style-name="P29"><text:span text:style-name="T22">El usuario </text:span><text:span text:style-name="T48">selecciona la opción “Cancelar Reserva”. Llama al caso de uso </text:span><text:span text:style-name="T3">CU_006_</text:span><text:span text:style-name="T8">CancelarReserva</text:span><text:span text:style-name="T66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2">4</text:p>
          </table:table-cell>
          <table:table-cell table:style-name="Tabla5.B7" table:number-columns-spanned="2" office:value-type="string">
            <text:p text:style-name="P39"><text:span text:style-name="T22">El usuario </text:span><text:span text:style-name="T48">selecciona la opción “</text:span><text:span text:style-name="T49">Editar Reserva</text:span><text:span text:style-name="T48">”. Llama al caso de uso </text:span><text:span text:style-name="T16">CU_014_EditarReserva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2">4</text:p>
          </table:table-cell>
          <table:table-cell table:style-name="Tabla5.B7" table:number-columns-spanned="2" office:value-type="string">
            <text:p text:style-name="P30"><text:span text:style-name="T22">El usuario </text:span><text:span text:style-name="T48">selecciona la opción “</text:span><text:span text:style-name="T49">Pagar</text:span><text:span text:style-name="T48">”. Llama al caso de uso </text:span><text:span text:style-name="T3">CU_00</text:span><text:span text:style-name="T15">7</text:span><text:span text:style-name="T3">_</text:span><text:span text:style-name="T8">RealizarPago</text:span><text:span text:style-name="T66">.</text:span></text:p>
          </table:table-cell>
          <table:covered-table-cell/>
        </table:table-row>
        <table:table-row table:style-name="Tabla5.18">
          <table:table-cell table:style-name="Tabla5.A2" office:value-type="string">
            <text:p text:style-name="P52">Poscondición</text:p>
          </table:table-cell>
          <table:table-cell table:style-name="Tabla5.B2" table:number-columns-spanned="3" office:value-type="string">
            <text:p text:style-name="P52"><text:s/>- </text:p>
          </table:table-cell>
          <table:covered-table-cell/>
          <table:covered-table-cell/>
        </table:table-row>
        <table:table-row table:style-name="Tabla5.19">
          <table:table-cell table:style-name="Tabla5.A2" office:value-type="string">
            <text:p text:style-name="P52">Casos de Uso asociados</text:p>
          </table:table-cell>
          <table:table-cell table:style-name="Tabla5.B2" table:number-columns-spanned="3" office:value-type="string">
            <text:p text:style-name="P31"><text:span text:style-name="T65">-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2">Observaciones</text:p>
          </table:table-cell>
          <table:table-cell table:style-name="Tabla5.B7" table:number-columns-spanned="3" office:value-type="string">
            <text:list xml:id="list4053602230" text:style-name="L9">
              <text:list-item>
                <text:p text:style-name="P155"><text:span text:style-name="T29">El actor puede cancelar 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5"/>
      <text:p text:style-name="P5"/>
      <text:p text:style-name="P5"/>
      <text:h text:style-name="P122" text:outline-level="1">Descripción de un Caso de Uso</text:h>
      <text:p text:style-name="P1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35"><text:span text:style-name="T2">CU-0</text:span><text:span text:style-name="T9">0</text:span><text:span text:style-name="T14">7</text:span></text:p>
          </table:table-cell>
          <table:table-cell table:style-name="Tabla9.B1" table:number-columns-spanned="2" office:value-type="string">
            <text:p text:style-name="P35"><text:span text:style-name="T3">CU_00</text:span><text:span text:style-name="T14">7</text:span><text:span text:style-name="T3">_</text:span><text:span text:style-name="T14">RealizarPago</text:span></text:p>
          </table:table-cell>
          <table:covered-table-cell/>
          <table:table-cell table:style-name="Tabla9.B1" office:value-type="string">
            <text:p text:style-name="P35"><text:span text:style-name="T2">VERSIÓN </text:span><text:span text:style-name="T4">1</text:span></text:p>
          </table:table-cell>
        </table:table-row>
        <table:table-row table:style-name="Tabla9.1">
          <table:table-cell table:style-name="Tabla9.A2" office:value-type="string">
            <text:p text:style-name="P54">Prioridad</text:p>
          </table:table-cell>
          <table:table-cell table:style-name="Tabla9.B2" table:number-columns-spanned="3" office:value-type="string">
            <text:p text:style-name="P35"><text:span text:style-name="T2">Alta</text:span><text:span text:style-name="T19"> / Media / Baja</text:span>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4">Complejidad</text:p>
          </table:table-cell>
          <table:table-cell table:style-name="Tabla9.B2" table:number-columns-spanned="3" office:value-type="string">
            <text:p text:style-name="P35"><text:span text:style-name="T19">Simple / </text:span><text:span text:style-name="T63">Mediano</text:span><text:span text:style-name="T19"> / </text:span><text:span text:style-name="T2">Complejo</text:span><text:span text:style-name="T19"> / Muy complejo</text:span>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4">Actor</text:p>
          </table:table-cell>
          <table:table-cell table:style-name="Tabla9.B2" table:number-columns-spanned="3" office:value-type="string">
            <text:p text:style-name="P67">Inquilino - <text:span text:style-name="T128">Propietario</text:span>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4">Objetivo</text:p>
          </table:table-cell>
          <table:table-cell table:style-name="Tabla9.B2" table:number-columns-spanned="3" office:value-type="string">
            <text:p text:style-name="P87">Realizar el pago parcial o total de un alojamiento por medio de la plataforma de pago.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4">Precondición</text:p>
          </table:table-cell>
          <table:table-cell table:style-name="Tabla9.B2" table:number-columns-spanned="3" office:value-type="string">
            <text:p text:style-name="P165"><text:span text:style-name="T22">El </text:span><text:span text:style-name="T51">Inquilino</text:span><text:span text:style-name="T22"> debe </text:span><text:span text:style-name="T52">estar</text:span><text:span text:style-name="T36"> logueado en el sistema </text:span><text:span text:style-name="T52">(</text:span><text:span text:style-name="T3">CU_00</text:span><text:span text:style-name="T7">2</text:span><text:span text:style-name="T3">_</text:span><text:span text:style-name="T7">Login</text:span><text:span text:style-name="T11">)</text:span><text:span text:style-name="T75">. </text:span><text:span text:style-name="T87">El inquilino debe haber realizado una reserva (</text:span><text:span text:style-name="T3">CU_00</text:span><text:span text:style-name="T12">4</text:span><text:span text:style-name="T3">_</text:span><text:span text:style-name="T12">Reserv</text:span><text:span text:style-name="T8">arAlojamiento</text:span><text:span text:style-name="T87">) o un alquiler (</text:span><text:span text:style-name="T3">CU_00</text:span><text:span text:style-name="T15">9</text:span><text:span text:style-name="T3">_</text:span><text:span text:style-name="T8">AlquilarAlojamiento</text:span><text:span text:style-name="T87">).</text:span></text:p>
          </table:table-cell>
          <table:covered-table-cell/>
          <table:covered-table-cell/>
        </table:table-row>
        <table:table-row table:style-name="Tabla9.1">
          <table:table-cell table:style-name="Tabla9.A7" table:number-rows-spanned="8" office:value-type="string">
            <text:p text:style-name="P48">Secuencia normal</text:p>
          </table:table-cell>
          <table:table-cell table:style-name="Tabla9.B7" office:value-type="string">
            <text:p text:style-name="P54">Paso</text:p>
          </table:table-cell>
          <table:table-cell table:style-name="Tabla9.B7" table:number-columns-spanned="2" office:value-type="string">
            <text:p text:style-name="P54">Acción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54">1</text:p>
          </table:table-cell>
          <table:table-cell table:style-name="Tabla9.B7" table:number-columns-spanned="2" office:value-type="string">
            <text:p text:style-name="P35"><text:span text:style-name="T22">El caso de uso comienza cuando el </text:span><text:span text:style-name="T52">Inquilino</text:span><text:span text:style-name="T37"> selecciona la opción “</text:span><text:span text:style-name="T54">Pagar</text:span><text:span text:style-name="T37">”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79">2</text:p>
          </table:table-cell>
          <table:table-cell table:style-name="Tabla9.B7" table:number-columns-spanned="2" office:value-type="string">
            <text:p text:style-name="P111">El sistema solicita que seleccione una de las formas de pago <text:span text:style-name="T118">disponibles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79">3</text:p>
          </table:table-cell>
          <table:table-cell table:style-name="Tabla9.B7" table:number-columns-spanned="2" office:value-type="string">
            <text:p text:style-name="P35">El Inquilino <text:span text:style-name="T114">selecciona una</text:span><text:span text:style-name="T113"> </text:span><text:span text:style-name="T118">forma de pago</text:span><text:span text:style-name="T113">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90">4</text:p>
          </table:table-cell>
          <table:table-cell table:style-name="Tabla9.B7" table:number-columns-spanned="2" office:value-type="string">
            <text:p text:style-name="P35"><text:span text:style-name="T113">El sistema solicita que se ingrese </text:span><text:span text:style-name="T115">la información que necesita la plataforma de pago para poder llevarlo a cabo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90">5</text:p>
          </table:table-cell>
          <table:table-cell table:style-name="Tabla9.B7" table:number-columns-spanned="2" office:value-type="string">
            <text:p text:style-name="P112">El inquilino completa todos los campos solicitados y presiona la opción “<text:span text:style-name="T114">Confirmar </text:span>Pag<text:span text:style-name="T114">o</text:span>”.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90">6</text:p>
          </table:table-cell>
          <table:table-cell table:style-name="Tabla9.B7" table:number-columns-spanned="2" office:value-type="string">
            <text:p text:style-name="P112">El sistema registra y genera un pago con la siguiente información:</text:p>
            <text:list xml:id="list3614350444" text:style-name="L10">
              <text:list-item>
                <text:p text:style-name="P171">Código de Pago.</text:p>
              </text:list-item>
              <text:list-item>
                <text:p text:style-name="P163"><text:span text:style-name="T126">Código de </text:span><text:span text:style-name="T128">referencia</text:span><text:span text:style-name="T126">.</text:span></text:p>
              </text:list-item>
              <text:list-item>
                <text:p text:style-name="P171">Monto pagado.</text:p>
              </text:list-item>
              <text:list-item>
                <text:p text:style-name="P171">Forma de Pago.</text:p>
              </text:list-item>
              <text:list-item>
                <text:p text:style-name="P171">Fecha de Pago.</text:p>
              </text:list-item>
            </text:list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93">7</text:p>
          </table:table-cell>
          <table:table-cell table:style-name="Tabla9.B7" table:number-columns-spanned="2" office:value-type="string">
            <text:p text:style-name="P114">Fin del CU.</text:p>
          </table:table-cell>
          <table:covered-table-cell/>
        </table:table-row>
        <table:table-row table:style-name="Tabla9.1">
          <table:table-cell table:style-name="Tabla9.A7" office:value-type="string">
            <text:p text:style-name="P148">Excepciones</text:p>
          </table:table-cell>
          <table:table-cell table:style-name="Tabla9.B7" office:value-type="string">
            <text:p text:style-name="P54">Paso</text:p>
          </table:table-cell>
          <table:table-cell table:style-name="Tabla9.B7" table:number-columns-spanned="2" office:value-type="string">
            <text:p text:style-name="P54">Ac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54">Pos condición</text:p>
          </table:table-cell>
          <table:table-cell table:style-name="Tabla9.B2" table:number-columns-spanned="3" office:value-type="string">
            <text:p text:style-name="P54"><text:s/>- 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4">Casos de Uso asociados</text:p>
          </table:table-cell>
          <table:table-cell table:style-name="Tabla9.B2" table:number-columns-spanned="3" office:value-type="string">
            <text:p text:style-name="P187"><text:span text:style-name="T13">C</text:span><text:span text:style-name="T18">U_</text:span><text:span text:style-name="T3">00</text:span><text:span text:style-name="T12">4</text:span><text:span text:style-name="T18">_</text:span><text:span text:style-name="T17">ReservarAlojamiento</text:span><text:span text:style-name="T85"> – Asociación de </text:span><text:span text:style-name="T86">Inclusión</text:span><text:span text:style-name="T85">.</text:span></text:p>
          </table:table-cell>
          <table:covered-table-cell/>
          <table:covered-table-cell/>
        </table:table-row>
        <table:table-row table:style-name="Tabla9.18">
          <table:table-cell table:style-name="Tabla9.A2" office:value-type="string">
            <text:p text:style-name="P188">Observaciones</text:p>
          </table:table-cell>
          <table:table-cell table:style-name="Tabla9.B7" table:number-columns-spanned="3" office:value-type="string">
            <text:list xml:id="list1232412470" text:style-name="L11">
              <text:list-item>
                <text:p text:style-name="P145">El actor puede cancelar la ejecución del caso de uso en cualquier momento</text:p>
              </text:list-item>
            </text:list>
            <text:p text:style-name="P88"/>
          </table:table-cell>
          <table:covered-table-cell/>
          <table:covered-table-cell/>
        </table:table-row>
      </table:table>
      <text:h text:style-name="P123" text:outline-level="1">Descripción de un Caso de Uso</text:h>
      <text:p text:style-name="P1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37"><text:span text:style-name="T2">CU-0</text:span><text:span text:style-name="T9">0</text:span><text:span text:style-name="T15">8</text:span></text:p>
          </table:table-cell>
          <table:table-cell table:style-name="Tabla7.B1" table:number-columns-spanned="2" office:value-type="string">
            <text:p text:style-name="P37"><text:span text:style-name="T3">CU_00</text:span><text:span text:style-name="T15">8</text:span><text:span text:style-name="T3">_</text:span><text:span text:style-name="T15">RegistrarAlojamiento</text:span></text:p>
          </table:table-cell>
          <table:covered-table-cell/>
          <table:table-cell table:style-name="Tabla7.B1" office:value-type="string">
            <text:p text:style-name="P37"><text:span text:style-name="T2">VERSIÓN </text:span><text:span text:style-name="T4">1</text:span></text:p>
          </table:table-cell>
        </table:table-row>
        <table:table-row table:style-name="Tabla7.1">
          <table:table-cell table:style-name="Tabla7.A2" office:value-type="string">
            <text:p text:style-name="P55">Prioridad</text:p>
          </table:table-cell>
          <table:table-cell table:style-name="Tabla7.B2" table:number-columns-spanned="3" office:value-type="string">
            <text:p text:style-name="P37"><text:span text:style-name="T2">Alta</text:span><text:span text:style-name="T19"> / Media / Baja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5">Complejidad</text:p>
          </table:table-cell>
          <table:table-cell table:style-name="Tabla7.B2" table:number-columns-spanned="3" office:value-type="string">
            <text:p text:style-name="P37"><text:span text:style-name="T19">Simple / </text:span><text:span text:style-name="T2">Mediano</text:span><text:span text:style-name="T19"> / </text:span><text:span text:style-name="T63">Complejo</text:span><text:span text:style-name="T19"> / Muy complejo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5">Actor</text:p>
          </table:table-cell>
          <table:table-cell table:style-name="Tabla7.B2" table:number-columns-spanned="3" office:value-type="string">
            <text:p text:style-name="P92">Propietario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5">Objetivo</text:p>
          </table:table-cell>
          <table:table-cell table:style-name="Tabla7.B2" table:number-columns-spanned="3" office:value-type="string">
            <text:p text:style-name="P92">Publicar dentro de la plataforma un alojamiento.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5">Precondición</text:p>
          </table:table-cell>
          <table:table-cell table:style-name="Tabla7.B2" table:number-columns-spanned="3" office:value-type="string">
            <text:p text:style-name="P37"><text:span text:style-name="T22">El </text:span><text:span text:style-name="T55">Propietario</text:span><text:span text:style-name="T22"> debe </text:span><text:span text:style-name="T52">estar</text:span><text:span text:style-name="T36"> logueado en el sistema </text:span><text:span text:style-name="T52">(</text:span><text:span text:style-name="T3">CU_00</text:span><text:span text:style-name="T7">2</text:span><text:span text:style-name="T3">_</text:span><text:span text:style-name="T7">Login</text:span><text:span text:style-name="T73">)</text:span><text:span text:style-name="T75">.</text:span></text:p>
          </table:table-cell>
          <table:covered-table-cell/>
          <table:covered-table-cell/>
        </table:table-row>
        <table:table-row table:style-name="Tabla7.1">
          <table:table-cell table:style-name="Tabla7.A7" table:number-rows-spanned="6" office:value-type="string">
            <text:p text:style-name="P49">Secuencia normal</text:p>
          </table:table-cell>
          <table:table-cell table:style-name="Tabla7.B7" office:value-type="string">
            <text:p text:style-name="P55">Paso</text:p>
          </table:table-cell>
          <table:table-cell table:style-name="Tabla7.B7" table:number-columns-spanned="2" office:value-type="string">
            <text:p text:style-name="P55">Acción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5">1</text:p>
          </table:table-cell>
          <table:table-cell table:style-name="Tabla7.B7" table:number-columns-spanned="2" office:value-type="string">
            <text:p text:style-name="P37"><text:span text:style-name="T22">El caso de uso comienza cuando el </text:span><text:span text:style-name="T55">Propietario</text:span><text:span text:style-name="T37"> selecciona la opción “</text:span><text:span text:style-name="T55">Publicar Alojamiento</text:span><text:span text:style-name="T37">”.</text:span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80">2</text:p>
          </table:table-cell>
          <table:table-cell table:style-name="Tabla7.B7" table:number-columns-spanned="2" office:value-type="string">
            <text:p text:style-name="P37"><text:span text:style-name="T113">El sistema </text:span><text:span text:style-name="T116">muestra una interfaz donde se solicita la siguiente información:</text:span></text:p>
            <text:list xml:id="list3252442942" text:style-name="L12">
              <text:list-item>
                <text:p text:style-name="P172">Nro de dormitorios.</text:p>
              </text:list-item>
              <text:list-item>
                <text:p text:style-name="P172">Nro de baños.</text:p>
              </text:list-item>
              <text:list-item>
                <text:p text:style-name="P172">Ocupación máxima.</text:p>
              </text:list-item>
              <text:list-item>
                <text:p text:style-name="P172">Comodidades.</text:p>
              </text:list-item>
              <text:list-item>
                <text:p text:style-name="P172">Dirección.</text:p>
              </text:list-item>
              <text:list-item>
                <text:p text:style-name="P172">Zona turística.</text:p>
              </text:list-item>
              <text:list-item>
                <text:p text:style-name="P172">Fotos.</text:p>
              </text:list-item>
              <text:list-item>
                <text:p text:style-name="P172">Precio.</text:p>
              </text:list-item>
            </text:list>
            <text:p text:style-name="P114">Ademas proporciona la opción “Publicar”.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80">3</text:p>
          </table:table-cell>
          <table:table-cell table:style-name="Tabla7.B7" table:number-columns-spanned="2" office:value-type="string">
            <text:p text:style-name="P38">El <text:span text:style-name="T116">Propietario</text:span> <text:span text:style-name="T116">completa todos los datos requeridos por el sistema </text:span><text:span text:style-name="T117">y selecciona la opción “Publicar”</text:span><text:span text:style-name="T116">.</text:span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91">4</text:p>
          </table:table-cell>
          <table:table-cell table:style-name="Tabla7.B7" table:number-columns-spanned="2" office:value-type="string">
            <text:p text:style-name="P37"><text:span text:style-name="T113">El sistema </text:span><text:span text:style-name="T117">registra un alojamiento con la siguiente información:</text:span></text:p>
            <text:list xml:id="list4539596883373" text:continue-numbering="true" text:style-name="L12">
              <text:list-item>
                <text:p text:style-name="P173">Nro de dormitorios.</text:p>
              </text:list-item>
              <text:list-item>
                <text:p text:style-name="P173">Nro de baños.</text:p>
              </text:list-item>
              <text:list-item>
                <text:p text:style-name="P173">Ocupación máxima.</text:p>
              </text:list-item>
              <text:list-item>
                <text:p text:style-name="P173">Comodidades.</text:p>
              </text:list-item>
              <text:list-item>
                <text:p text:style-name="P173">Dirección.</text:p>
              </text:list-item>
              <text:list-item>
                <text:p text:style-name="P173">Zona turística.</text:p>
              </text:list-item>
              <text:list-item>
                <text:p text:style-name="P173">Fotos.</text:p>
              </text:list-item>
              <text:list-item>
                <text:p text:style-name="P173">Precio.</text:p>
              </text:list-item>
              <text:list-item>
                <text:p text:style-name="P173">Formas de pago.</text:p>
              </text:list-item>
              <text:list-item>
                <text:p text:style-name="P174">Propietario </text:p>
                <text:list>
                  <text:list-item>
                    <text:p text:style-name="P170">Nombre.</text:p>
                  </text:list-item>
                  <text:list-item>
                    <text:p text:style-name="P170">Apellido.</text:p>
                  </text:list-item>
                  <text:list-item>
                    <text:p text:style-name="P170">Teléfono.</text:p>
                  </text:list-item>
                  <text:list-item>
                    <text:p text:style-name="P170">Email.</text:p>
                  </text:list-item>
                </text:list>
              </text:list-item>
            </text:list>
            <text:p text:style-name="P186">El sistema marca el alojamiento anteriormente registrado como publicado.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93">5</text:p>
          </table:table-cell>
          <table:table-cell table:style-name="Tabla7.B7" table:number-columns-spanned="2" office:value-type="string">
            <text:p text:style-name="P114">Fin del CU.</text:p>
          </table:table-cell>
          <table:covered-table-cell/>
        </table:table-row>
        <table:table-row table:style-name="Tabla7.1">
          <table:table-cell table:style-name="Tabla7.A7" office:value-type="string">
            <text:p text:style-name="P56">Excepciones</text:p>
          </table:table-cell>
          <table:table-cell table:style-name="Tabla7.B7" office:value-type="string">
            <text:p text:style-name="P55">Paso</text:p>
          </table:table-cell>
          <table:table-cell table:style-name="Tabla7.B7" table:number-columns-spanned="2" office:value-type="string">
            <text:p text:style-name="P55">Acción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5">Poscondición</text:p>
          </table:table-cell>
          <table:table-cell table:style-name="Tabla7.B2" table:number-columns-spanned="3" office:value-type="string">
            <text:p text:style-name="P55"><text:s/>- 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5">Casos de Uso asociados</text:p>
          </table:table-cell>
          <table:table-cell table:style-name="Tabla7.B2" table:number-columns-spanned="3" office:value-type="string">
            <text:p text:style-name="P98"><text:s/>-</text:p>
          </table:table-cell>
          <table:covered-table-cell/>
          <table:covered-table-cell/>
        </table:table-row>
        <text:soft-page-break/>
        <table:table-row table:style-name="Tabla7.16">
          <table:table-cell table:style-name="Tabla7.A2" office:value-type="string">
            <text:p text:style-name="P55">Observaciones</text:p>
          </table:table-cell>
          <table:table-cell table:style-name="Tabla7.B7" table:number-columns-spanned="3" office:value-type="string">
            <text:list xml:id="list223760067" text:style-name="L13">
              <text:list-item>
                <text:p text:style-name="P146">El actor puede cancelar la ejecución del caso de uso en cualquier momento</text:p>
              </text:list-item>
            </text:list>
            <text:p text:style-name="P89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Blas Pascal</text:p>
        <text:p text:style-name="Header"><text:span text:style-name="MT1">Ingeniería de Software I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95L</meta:initial-creator>
    <meta:editing-cycles>158</meta:editing-cycles>
    <meta:print-date>2021-08-19T19:20:00</meta:print-date>
    <meta:creation-date>2021-08-12T21:58:00</meta:creation-date>
    <dc:date>2021-11-09T00:45:37.939582067</dc:date>
    <meta:editing-duration>PT10H27M36S</meta:editing-duration>
    <meta:generator>LibreOffice/6.4.7.2$Linux_X86_64 LibreOffice_project/40$Build-2</meta:generator>
    <meta:document-statistic meta:table-count="8" meta:image-count="0" meta:object-count="0" meta:page-count="11" meta:paragraph-count="468" meta:word-count="2050" meta:character-count="12924" meta:non-whitespace-character-count="11408"/>
    <meta:user-defined meta:name="AppVersion">16.0000</meta:user-defined>
    <meta:user-defined meta:name="ContentTypeId">0x010100B41A8A8A859E5D4B9C52082BDCC234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